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able-cell-properties fo:background-color="#ffb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1" table:style-name="ta1">
        <table:table-column table:style-name="co1" table:number-columns-repeated="7" table:default-cell-style-name="Default"/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2358" calcext:value-type="float">
            <text:p>0.82358</text:p>
          </table:table-cell>
          <table:table-cell office:value-type="float" office:value="0.79261" calcext:value-type="float">
            <text:p>0.79261</text:p>
          </table:table-cell>
          <table:table-cell office:value-type="float" office:value="0.81369" calcext:value-type="float">
            <text:p>0.8136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981" calcext:value-type="float">
            <text:p>0.83981</text:p>
          </table:table-cell>
          <table:table-cell office:value-type="float" office:value="0.79191" calcext:value-type="float">
            <text:p>0.79191</text:p>
          </table:table-cell>
          <table:table-cell office:value-type="float" office:value="0.80151" calcext:value-type="float">
            <text:p>0.8015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83521" calcext:value-type="float">
            <text:p>0.83521</text:p>
          </table:table-cell>
          <table:table-cell table:style-name="ce1" office:value-type="float" office:value="0.79171" calcext:value-type="float">
            <text:p>0.79171</text:p>
          </table:table-cell>
          <table:table-cell table:style-name="ce1" office:value-type="float" office:value="0.80355" calcext:value-type="float">
            <text:p>0.80355</text:p>
          </table:table-cell>
          <table:table-cell table:style-name="ce1" office:value-type="float" office:value="99" calcext:value-type="float">
            <text:p>99</text:p>
          </table:table-cell>
          <table:table-cell table:formula="of:=AVERAGE([.D1:.D15])" office:value-type="float" office:value="0.806682" calcext:value-type="float">
            <text:p>0.8066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477" calcext:value-type="float">
            <text:p>0.83477</text:p>
          </table:table-cell>
          <table:table-cell office:value-type="float" office:value="0.78924" calcext:value-type="float">
            <text:p>0.78924</text:p>
          </table:table-cell>
          <table:table-cell office:value-type="float" office:value="0.8147" calcext:value-type="float">
            <text:p>0.814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447" calcext:value-type="float">
            <text:p>0.83447</text:p>
          </table:table-cell>
          <table:table-cell office:value-type="float" office:value="0.78712" calcext:value-type="float">
            <text:p>0.78712</text:p>
          </table:table-cell>
          <table:table-cell office:value-type="float" office:value="0.8096" calcext:value-type="float">
            <text:p>0.8096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901" calcext:value-type="float">
            <text:p>0.83901</text:p>
          </table:table-cell>
          <table:table-cell office:value-type="float" office:value="0.78638" calcext:value-type="float">
            <text:p>0.78638</text:p>
          </table:table-cell>
          <table:table-cell office:value-type="float" office:value="0.80839" calcext:value-type="float">
            <text:p>0.80839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172" calcext:value-type="float">
            <text:p>0.83172</text:p>
          </table:table-cell>
          <table:table-cell office:value-type="float" office:value="0.78233" calcext:value-type="float">
            <text:p>0.78233</text:p>
          </table:table-cell>
          <table:table-cell office:value-type="float" office:value="0.80802" calcext:value-type="float">
            <text:p>0.8080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4478" calcext:value-type="float">
            <text:p>0.84478</text:p>
          </table:table-cell>
          <table:table-cell office:value-type="float" office:value="0.78193" calcext:value-type="float">
            <text:p>0.78193</text:p>
          </table:table-cell>
          <table:table-cell office:value-type="float" office:value="0.80738" calcext:value-type="float">
            <text:p>0.8073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901" calcext:value-type="float">
            <text:p>0.85901</text:p>
          </table:table-cell>
          <table:table-cell office:value-type="float" office:value="0.78131" calcext:value-type="float">
            <text:p>0.78131</text:p>
          </table:table-cell>
          <table:table-cell office:value-type="float" office:value="0.79953" calcext:value-type="float">
            <text:p>0.79953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068" calcext:value-type="float">
            <text:p>0.85068</text:p>
          </table:table-cell>
          <table:table-cell office:value-type="float" office:value="0.78117" calcext:value-type="float">
            <text:p>0.78117</text:p>
          </table:table-cell>
          <table:table-cell office:value-type="float" office:value="0.81398" calcext:value-type="float">
            <text:p>0.8139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119" calcext:value-type="float">
            <text:p>0.82119</text:p>
          </table:table-cell>
          <table:table-cell office:value-type="float" office:value="0.77884" calcext:value-type="float">
            <text:p>0.77884</text:p>
          </table:table-cell>
          <table:table-cell office:value-type="float" office:value="0.81699" calcext:value-type="float">
            <text:p>0.81699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6881" calcext:value-type="float">
            <text:p>0.86881</text:p>
          </table:table-cell>
          <table:table-cell office:value-type="float" office:value="0.7788" calcext:value-type="float">
            <text:p>0.7788</text:p>
          </table:table-cell>
          <table:table-cell office:value-type="float" office:value="0.78765" calcext:value-type="float">
            <text:p>0.78765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4078" calcext:value-type="float">
            <text:p>0.84078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1687" calcext:value-type="float">
            <text:p>0.8168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953" calcext:value-type="float">
            <text:p>0.84953</text:p>
          </table:table-cell>
          <table:table-cell office:value-type="float" office:value="0.77663" calcext:value-type="float">
            <text:p>0.77663</text:p>
          </table:table-cell>
          <table:table-cell office:value-type="float" office:value="0.78918" calcext:value-type="float">
            <text:p>0.7891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044" calcext:value-type="float">
            <text:p>0.84044</text:p>
          </table:table-cell>
          <table:table-cell office:value-type="float" office:value="0.77607" calcext:value-type="float">
            <text:p>0.77607</text:p>
          </table:table-cell>
          <table:table-cell office:value-type="float" office:value="0.80919" calcext:value-type="float">
            <text:p>0.80919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7917138410713003</text:p>
          </table:table-cell>
          <table:table-cell table:number-columns-repeated="4"/>
          <table:table-cell table:formula="of:=AVERAGE([.F3];[.F19];[.F35];[.F51])" office:value-type="float" office:value="0.811346" calcext:value-type="float">
            <text:p>0.811346</text:p>
          </table:table-cell>
          <table:table-cell table:style-name="ce5" table:formula="of:=AVERAGE([.D3];[.D19];[.D35];[.D51])" office:value-type="float" office:value="0.809245" calcext:value-type="float">
            <text:p>0.809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044" calcext:value-type="float">
            <text:p>0.84044</text:p>
          </table:table-cell>
          <table:table-cell office:value-type="float" office:value="0.82791" calcext:value-type="float">
            <text:p>0.82791</text:p>
          </table:table-cell>
          <table:table-cell office:value-type="float" office:value="0.80905" calcext:value-type="float">
            <text:p>0.8090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82392" calcext:value-type="float">
            <text:p>0.82392</text:p>
          </table:table-cell>
          <table:table-cell office:value-type="float" office:value="0.81669" calcext:value-type="float">
            <text:p>0.81669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.82753" calcext:value-type="float">
            <text:p>0.82753</text:p>
          </table:table-cell>
          <table:table-cell table:style-name="ce1" office:value-type="float" office:value="0.82283" calcext:value-type="float">
            <text:p>0.82283</text:p>
          </table:table-cell>
          <table:table-cell table:style-name="ce1" office:value-type="float" office:value="0.80967" calcext:value-type="float">
            <text:p>0.80967</text:p>
          </table:table-cell>
          <table:table-cell table:style-name="ce1" office:value-type="float" office:value="69" calcext:value-type="float">
            <text:p>69</text:p>
          </table:table-cell>
          <table:table-cell table:formula="of:=AVERAGE([.D17:.D31])" office:value-type="float" office:value="0.814224666666667" calcext:value-type="float">
            <text:p>0.81422466666666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416" calcext:value-type="float">
            <text:p>0.81416</text:p>
          </table:table-cell>
          <table:table-cell office:value-type="float" office:value="0.82142" calcext:value-type="float">
            <text:p>0.82142</text:p>
          </table:table-cell>
          <table:table-cell office:value-type="float" office:value="0.8202" calcext:value-type="float">
            <text:p>0.820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662" calcext:value-type="float">
            <text:p>0.82662</text:p>
          </table:table-cell>
          <table:table-cell office:value-type="float" office:value="0.81893" calcext:value-type="float">
            <text:p>0.81893</text:p>
          </table:table-cell>
          <table:table-cell office:value-type="float" office:value="0.82042" calcext:value-type="float">
            <text:p>0.82042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415" calcext:value-type="float">
            <text:p>0.80415</text:p>
          </table:table-cell>
          <table:table-cell office:value-type="float" office:value="0.81578" calcext:value-type="float">
            <text:p>0.81578</text:p>
          </table:table-cell>
          <table:table-cell office:value-type="float" office:value="0.80933" calcext:value-type="float">
            <text:p>0.809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2647" calcext:value-type="float">
            <text:p>0.82647</text:p>
          </table:table-cell>
          <table:table-cell office:value-type="float" office:value="0.81366" calcext:value-type="float">
            <text:p>0.81366</text:p>
          </table:table-cell>
          <table:table-cell office:value-type="float" office:value="0.81229" calcext:value-type="float">
            <text:p>0.8122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137" calcext:value-type="float">
            <text:p>0.82137</text:p>
          </table:table-cell>
          <table:table-cell office:value-type="float" office:value="0.81303" calcext:value-type="float">
            <text:p>0.81303</text:p>
          </table:table-cell>
          <table:table-cell office:value-type="float" office:value="0.81836" calcext:value-type="float">
            <text:p>0.8183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0885" calcext:value-type="float">
            <text:p>0.80885</text:p>
          </table:table-cell>
          <table:table-cell office:value-type="float" office:value="0.81258" calcext:value-type="float">
            <text:p>0.81258</text:p>
          </table:table-cell>
          <table:table-cell office:value-type="float" office:value="0.81872" calcext:value-type="float">
            <text:p>0.8187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35" calcext:value-type="float">
            <text:p>0.80735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81497" calcext:value-type="float">
            <text:p>0.8149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0196" calcext:value-type="float">
            <text:p>0.80196</text:p>
          </table:table-cell>
          <table:table-cell office:value-type="float" office:value="0.81212" calcext:value-type="float">
            <text:p>0.81212</text:p>
          </table:table-cell>
          <table:table-cell office:value-type="float" office:value="0.81259" calcext:value-type="float">
            <text:p>0.8125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47" calcext:value-type="float">
            <text:p>0.8147</text:p>
          </table:table-cell>
          <table:table-cell office:value-type="float" office:value="0.81148" calcext:value-type="float">
            <text:p>0.81148</text:p>
          </table:table-cell>
          <table:table-cell office:value-type="float" office:value="0.82043" calcext:value-type="float">
            <text:p>0.8204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979" calcext:value-type="float">
            <text:p>0.80979</text:p>
          </table:table-cell>
          <table:table-cell office:value-type="float" office:value="0.80982" calcext:value-type="float">
            <text:p>0.80982</text:p>
          </table:table-cell>
          <table:table-cell office:value-type="float" office:value="0.80687" calcext:value-type="float">
            <text:p>0.8068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799" calcext:value-type="float">
            <text:p>0.79799</text:p>
          </table:table-cell>
          <table:table-cell office:value-type="float" office:value="0.80842" calcext:value-type="float">
            <text:p>0.80842</text:p>
          </table:table-cell>
          <table:table-cell office:value-type="float" office:value="0.80405" calcext:value-type="float">
            <text:p>0.8040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0774" calcext:value-type="float">
            <text:p>0.80774</text:p>
          </table:table-cell>
          <table:table-cell office:value-type="float" office:value="0.80597" calcext:value-type="float">
            <text:p>0.80597</text:p>
          </table:table-cell>
          <table:table-cell office:value-type="float" office:value="0.81973" calcext:value-type="float">
            <text:p>0.8197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822829969106324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77955" calcext:value-type="float">
            <text:p>0.77955</text:p>
          </table:table-cell>
          <table:table-cell office:value-type="float" office:value="0.81704" calcext:value-type="float">
            <text:p>0.8170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4431" calcext:value-type="float">
            <text:p>0.84431</text:p>
          </table:table-cell>
          <table:table-cell office:value-type="float" office:value="0.77898" calcext:value-type="float">
            <text:p>0.77898</text:p>
          </table:table-cell>
          <table:table-cell office:value-type="float" office:value="0.81709" calcext:value-type="float">
            <text:p>0.81709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.85133" calcext:value-type="float">
            <text:p>0.85133</text:p>
          </table:table-cell>
          <table:table-cell table:style-name="ce1" office:value-type="float" office:value="0.77873" calcext:value-type="float">
            <text:p>0.77873</text:p>
          </table:table-cell>
          <table:table-cell table:style-name="ce1" office:value-type="float" office:value="0.81659" calcext:value-type="float">
            <text:p>0.81659</text:p>
          </table:table-cell>
          <table:table-cell table:style-name="ce1" office:value-type="float" office:value="69" calcext:value-type="float">
            <text:p>69</text:p>
          </table:table-cell>
          <table:table-cell table:formula="of:=AVERAGE([.D33:.D47])" office:value-type="float" office:value="0.811257333333333" calcext:value-type="float">
            <text:p>0.8112573333333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4608" calcext:value-type="float">
            <text:p>0.84608</text:p>
          </table:table-cell>
          <table:table-cell office:value-type="float" office:value="0.77792" calcext:value-type="float">
            <text:p>0.77792</text:p>
          </table:table-cell>
          <table:table-cell office:value-type="float" office:value="0.81188" calcext:value-type="float">
            <text:p>0.81188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916" calcext:value-type="float">
            <text:p>0.84916</text:p>
          </table:table-cell>
          <table:table-cell office:value-type="float" office:value="0.77719" calcext:value-type="float">
            <text:p>0.77719</text:p>
          </table:table-cell>
          <table:table-cell office:value-type="float" office:value="0.8089" calcext:value-type="float">
            <text:p>0.8089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77687" calcext:value-type="float">
            <text:p>0.77687</text:p>
          </table:table-cell>
          <table:table-cell office:value-type="float" office:value="0.80864" calcext:value-type="float">
            <text:p>0.80864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4152" calcext:value-type="float">
            <text:p>0.84152</text:p>
          </table:table-cell>
          <table:table-cell office:value-type="float" office:value="0.77678" calcext:value-type="float">
            <text:p>0.77678</text:p>
          </table:table-cell>
          <table:table-cell office:value-type="float" office:value="0.81548" calcext:value-type="float">
            <text:p>0.8154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296" calcext:value-type="float">
            <text:p>0.84296</text:p>
          </table:table-cell>
          <table:table-cell office:value-type="float" office:value="0.77558" calcext:value-type="float">
            <text:p>0.77558</text:p>
          </table:table-cell>
          <table:table-cell office:value-type="float" office:value="0.81419" calcext:value-type="float">
            <text:p>0.81419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817" calcext:value-type="float">
            <text:p>0.84817</text:p>
          </table:table-cell>
          <table:table-cell office:value-type="float" office:value="0.77427" calcext:value-type="float">
            <text:p>0.77427</text:p>
          </table:table-cell>
          <table:table-cell office:value-type="float" office:value="0.81406" calcext:value-type="float">
            <text:p>0.8140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77381" calcext:value-type="float">
            <text:p>0.77381</text:p>
          </table:table-cell>
          <table:table-cell office:value-type="float" office:value="0.81076" calcext:value-type="float">
            <text:p>0.8107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325" calcext:value-type="float">
            <text:p>0.83325</text:p>
          </table:table-cell>
          <table:table-cell office:value-type="float" office:value="0.77286" calcext:value-type="float">
            <text:p>0.77286</text:p>
          </table:table-cell>
          <table:table-cell office:value-type="float" office:value="0.81042" calcext:value-type="float">
            <text:p>0.8104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77219" calcext:value-type="float">
            <text:p>0.77219</text:p>
          </table:table-cell>
          <table:table-cell office:value-type="float" office:value="0.81299" calcext:value-type="float">
            <text:p>0.8129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2801" calcext:value-type="float">
            <text:p>0.82801</text:p>
          </table:table-cell>
          <table:table-cell office:value-type="float" office:value="0.76635" calcext:value-type="float">
            <text:p>0.76635</text:p>
          </table:table-cell>
          <table:table-cell office:value-type="float" office:value="0.80961" calcext:value-type="float">
            <text:p>0.8096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444" calcext:value-type="float">
            <text:p>0.82444</text:p>
          </table:table-cell>
          <table:table-cell office:value-type="float" office:value="0.76474" calcext:value-type="float">
            <text:p>0.76474</text:p>
          </table:table-cell>
          <table:table-cell office:value-type="float" office:value="0.80702" calcext:value-type="float">
            <text:p>0.8070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75556" calcext:value-type="float">
            <text:p>0.75556</text:p>
          </table:table-cell>
          <table:table-cell office:value-type="float" office:value="0.79419" calcext:value-type="float">
            <text:p>0.7941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778732860690773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825" calcext:value-type="float">
            <text:p>0.81825</text:p>
          </table:table-cell>
          <table:table-cell office:value-type="float" office:value="0.83634" calcext:value-type="float">
            <text:p>0.83634</text:p>
          </table:table-cell>
          <table:table-cell office:value-type="float" office:value="0.81323" calcext:value-type="float">
            <text:p>0.81323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658" calcext:value-type="float">
            <text:p>0.81658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82177" calcext:value-type="float">
            <text:p>0.82177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82811" calcext:value-type="float">
            <text:p>0.82811</text:p>
          </table:table-cell>
          <table:table-cell table:style-name="ce1" office:value-type="float" office:value="0.83528" calcext:value-type="float">
            <text:p>0.83528</text:p>
          </table:table-cell>
          <table:table-cell table:style-name="ce1" office:value-type="float" office:value="0.80717" calcext:value-type="float">
            <text:p>0.80717</text:p>
          </table:table-cell>
          <table:table-cell table:style-name="ce1" office:value-type="float" office:value="89" calcext:value-type="float">
            <text:p>89</text:p>
          </table:table-cell>
          <table:table-cell table:formula="of:=AVERAGE([.D49:.D63])" office:value-type="float" office:value="0.81322" calcext:value-type="float">
            <text:p>0.813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83499" calcext:value-type="float">
            <text:p>0.83499</text:p>
          </table:table-cell>
          <table:table-cell office:value-type="float" office:value="0.81956" calcext:value-type="float">
            <text:p>0.8195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524" calcext:value-type="float">
            <text:p>0.82524</text:p>
          </table:table-cell>
          <table:table-cell office:value-type="float" office:value="0.83109" calcext:value-type="float">
            <text:p>0.83109</text:p>
          </table:table-cell>
          <table:table-cell office:value-type="float" office:value="0.81473" calcext:value-type="float">
            <text:p>0.8147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496" calcext:value-type="float">
            <text:p>0.83496</text:p>
          </table:table-cell>
          <table:table-cell office:value-type="float" office:value="0.82977" calcext:value-type="float">
            <text:p>0.82977</text:p>
          </table:table-cell>
          <table:table-cell office:value-type="float" office:value="0.7967" calcext:value-type="float">
            <text:p>0.796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028" calcext:value-type="float">
            <text:p>0.82028</text:p>
          </table:table-cell>
          <table:table-cell office:value-type="float" office:value="0.82799" calcext:value-type="float">
            <text:p>0.82799</text:p>
          </table:table-cell>
          <table:table-cell office:value-type="float" office:value="0.81731" calcext:value-type="float">
            <text:p>0.81731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1871" calcext:value-type="float">
            <text:p>0.81871</text:p>
          </table:table-cell>
          <table:table-cell office:value-type="float" office:value="0.82789" calcext:value-type="float">
            <text:p>0.82789</text:p>
          </table:table-cell>
          <table:table-cell office:value-type="float" office:value="0.81257" calcext:value-type="float">
            <text:p>0.81257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951" calcext:value-type="float">
            <text:p>0.80951</text:p>
          </table:table-cell>
          <table:table-cell office:value-type="float" office:value="0.82785" calcext:value-type="float">
            <text:p>0.82785</text:p>
          </table:table-cell>
          <table:table-cell office:value-type="float" office:value="0.81332" calcext:value-type="float">
            <text:p>0.8133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255" calcext:value-type="float">
            <text:p>0.82255</text:p>
          </table:table-cell>
          <table:table-cell office:value-type="float" office:value="0.82775" calcext:value-type="float">
            <text:p>0.82775</text:p>
          </table:table-cell>
          <table:table-cell office:value-type="float" office:value="0.80698" calcext:value-type="float">
            <text:p>0.8069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393" calcext:value-type="float">
            <text:p>0.82393</text:p>
          </table:table-cell>
          <table:table-cell office:value-type="float" office:value="0.827" calcext:value-type="float">
            <text:p>0.827</text:p>
          </table:table-cell>
          <table:table-cell office:value-type="float" office:value="0.81316" calcext:value-type="float">
            <text:p>0.81316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592" calcext:value-type="float">
            <text:p>0.83592</text:p>
          </table:table-cell>
          <table:table-cell office:value-type="float" office:value="0.82641" calcext:value-type="float">
            <text:p>0.82641</text:p>
          </table:table-cell>
          <table:table-cell office:value-type="float" office:value="0.81914" calcext:value-type="float">
            <text:p>0.8191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1986" calcext:value-type="float">
            <text:p>0.81986</text:p>
          </table:table-cell>
          <table:table-cell office:value-type="float" office:value="0.82517" calcext:value-type="float">
            <text:p>0.82517</text:p>
          </table:table-cell>
          <table:table-cell office:value-type="float" office:value="0.82068" calcext:value-type="float">
            <text:p>0.8206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1413" calcext:value-type="float">
            <text:p>0.81413</text:p>
          </table:table-cell>
          <table:table-cell office:value-type="float" office:value="0.824" calcext:value-type="float">
            <text:p>0.824</text:p>
          </table:table-cell>
          <table:table-cell office:value-type="float" office:value="0.81096" calcext:value-type="float">
            <text:p>0.8109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564" calcext:value-type="float">
            <text:p>0.83564</text:p>
          </table:table-cell>
          <table:table-cell office:value-type="float" office:value="0.82147" calcext:value-type="float">
            <text:p>0.82147</text:p>
          </table:table-cell>
          <table:table-cell office:value-type="float" office:value="0.81102" calcext:value-type="float">
            <text:p>0.81102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8352793642998888</text:p>
          </table:table-cell>
          <table:table-cell table:number-columns-repeated="6"/>
        </table:table-row>
      </table:table>
      <table:table table:name="M2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2601" calcext:value-type="float">
            <text:p>0.82601</text:p>
          </table:table-cell>
          <table:table-cell office:value-type="float" office:value="0.79164" calcext:value-type="float">
            <text:p>0.79164</text:p>
          </table:table-cell>
          <table:table-cell office:value-type="float" office:value="0.81287" calcext:value-type="float">
            <text:p>0.81287</text:p>
          </table:table-cell>
          <table:table-cell office:value-type="float" office:value="79" calcext:value-type="float">
            <text:p>79</text:p>
          </table:table-cell>
          <table:table-cell table:style-name="Default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2166" calcext:value-type="float">
            <text:p>0.82166</text:p>
          </table:table-cell>
          <table:table-cell office:value-type="float" office:value="0.78916" calcext:value-type="float">
            <text:p>0.78916</text:p>
          </table:table-cell>
          <table:table-cell office:value-type="float" office:value="0.81394" calcext:value-type="float">
            <text:p>0.81394</text:p>
          </table:table-cell>
          <table:table-cell office:value-type="float" office:value="34" calcext:value-type="float">
            <text:p>34</text:p>
          </table:table-cell>
          <table:table-cell table:style-name="Default"/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.84654" calcext:value-type="float">
            <text:p>0.84654</text:p>
          </table:table-cell>
          <table:table-cell table:style-name="ce1" office:value-type="float" office:value="0.78729" calcext:value-type="float">
            <text:p>0.78729</text:p>
          </table:table-cell>
          <table:table-cell table:style-name="ce1" office:value-type="float" office:value="0.81036" calcext:value-type="float">
            <text:p>0.81036</text:p>
          </table:table-cell>
          <table:table-cell office:value-type="float" office:value="99" calcext:value-type="float">
            <text:p>99</text:p>
          </table:table-cell>
          <table:table-cell table:formula="of:=AVERAGE([.D1:.D15])" office:value-type="float" office:value="0.811667333333333" calcext:value-type="float">
            <text:p>0.81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343" calcext:value-type="float">
            <text:p>0.84343</text:p>
          </table:table-cell>
          <table:table-cell office:value-type="float" office:value="0.78685" calcext:value-type="float">
            <text:p>0.78685</text:p>
          </table:table-cell>
          <table:table-cell office:value-type="float" office:value="0.81535" calcext:value-type="float">
            <text:p>0.81535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949" calcext:value-type="float">
            <text:p>0.82949</text:p>
          </table:table-cell>
          <table:table-cell office:value-type="float" office:value="0.78389" calcext:value-type="float">
            <text:p>0.78389</text:p>
          </table:table-cell>
          <table:table-cell office:value-type="float" office:value="0.81165" calcext:value-type="float">
            <text:p>0.81165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636" calcext:value-type="float">
            <text:p>0.83636</text:p>
          </table:table-cell>
          <table:table-cell office:value-type="float" office:value="0.78224" calcext:value-type="float">
            <text:p>0.78224</text:p>
          </table:table-cell>
          <table:table-cell office:value-type="float" office:value="0.81411" calcext:value-type="float">
            <text:p>0.81411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751" calcext:value-type="float">
            <text:p>0.84751</text:p>
          </table:table-cell>
          <table:table-cell office:value-type="float" office:value="0.78159" calcext:value-type="float">
            <text:p>0.78159</text:p>
          </table:table-cell>
          <table:table-cell office:value-type="float" office:value="0.80929" calcext:value-type="float">
            <text:p>0.8092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726" calcext:value-type="float">
            <text:p>0.85726</text:p>
          </table:table-cell>
          <table:table-cell office:value-type="float" office:value="0.78149" calcext:value-type="float">
            <text:p>0.78149</text:p>
          </table:table-cell>
          <table:table-cell office:value-type="float" office:value="0.80686" calcext:value-type="float">
            <text:p>0.80686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505" calcext:value-type="float">
            <text:p>0.83505</text:p>
          </table:table-cell>
          <table:table-cell office:value-type="float" office:value="0.78064" calcext:value-type="float">
            <text:p>0.78064</text:p>
          </table:table-cell>
          <table:table-cell office:value-type="float" office:value="0.81354" calcext:value-type="float">
            <text:p>0.8135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203" calcext:value-type="float">
            <text:p>0.83203</text:p>
          </table:table-cell>
          <table:table-cell office:value-type="float" office:value="0.78024" calcext:value-type="float">
            <text:p>0.78024</text:p>
          </table:table-cell>
          <table:table-cell office:value-type="float" office:value="0.80804" calcext:value-type="float">
            <text:p>0.8080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562" calcext:value-type="float">
            <text:p>0.83562</text:p>
          </table:table-cell>
          <table:table-cell office:value-type="float" office:value="0.77933" calcext:value-type="float">
            <text:p>0.77933</text:p>
          </table:table-cell>
          <table:table-cell office:value-type="float" office:value="0.81964" calcext:value-type="float">
            <text:p>0.8196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3878" calcext:value-type="float">
            <text:p>0.83878</text:p>
          </table:table-cell>
          <table:table-cell office:value-type="float" office:value="0.77719" calcext:value-type="float">
            <text:p>0.77719</text:p>
          </table:table-cell>
          <table:table-cell office:value-type="float" office:value="0.81737" calcext:value-type="float">
            <text:p>0.8173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742" calcext:value-type="float">
            <text:p>0.82742</text:p>
          </table:table-cell>
          <table:table-cell office:value-type="float" office:value="0.77698" calcext:value-type="float">
            <text:p>0.77698</text:p>
          </table:table-cell>
          <table:table-cell office:value-type="float" office:value="0.82028" calcext:value-type="float">
            <text:p>0.8202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77627" calcext:value-type="float">
            <text:p>0.77627</text:p>
          </table:table-cell>
          <table:table-cell office:value-type="float" office:value="0.80347" calcext:value-type="float">
            <text:p>0.8034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77375" calcext:value-type="float">
            <text:p>0.77375</text:p>
          </table:table-cell>
          <table:table-cell office:value-type="float" office:value="0.79824" calcext:value-type="float">
            <text:p>0.7982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7872910325345917</text:p>
          </table:table-cell>
          <table:table-cell table:number-columns-repeated="4"/>
          <table:table-cell table:formula="of:=AVERAGE([.F3];[.F19];[.F35];[.F51])" office:value-type="float" office:value="0.811976" calcext:value-type="float">
            <text:p>0.8120</text:p>
          </table:table-cell>
          <table:table-cell table:style-name="ce3" table:formula="of:=AVERAGE([.D3];[.D19];[.D35];[.D51])" office:value-type="float" office:value="0.8127225" calcext:value-type="float">
            <text:p>0.8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886" calcext:value-type="float">
            <text:p>0.82886</text:p>
          </table:table-cell>
          <table:table-cell office:value-type="float" office:value="0.82552" calcext:value-type="float">
            <text:p>0.82552</text:p>
          </table:table-cell>
          <table:table-cell office:value-type="float" office:value="0.82208" calcext:value-type="float">
            <text:p>0.8220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4006" calcext:value-type="float">
            <text:p>0.84006</text:p>
          </table:table-cell>
          <table:table-cell office:value-type="float" office:value="0.82537" calcext:value-type="float">
            <text:p>0.82537</text:p>
          </table:table-cell>
          <table:table-cell office:value-type="float" office:value="0.82712" calcext:value-type="float">
            <text:p>0.8271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.83853" calcext:value-type="float">
            <text:p>0.83853</text:p>
          </table:table-cell>
          <table:table-cell table:style-name="ce1" office:value-type="float" office:value="0.8238" calcext:value-type="float">
            <text:p>0.8238</text:p>
          </table:table-cell>
          <table:table-cell table:style-name="ce1" office:value-type="float" office:value="0.80424" calcext:value-type="float">
            <text:p>0.80424</text:p>
          </table:table-cell>
          <table:table-cell office:value-type="float" office:value="79" calcext:value-type="float">
            <text:p>79</text:p>
          </table:table-cell>
          <table:table-cell table:formula="of:=AVERAGE([.D17:.D31])" office:value-type="float" office:value="0.814853333333333" calcext:value-type="float">
            <text:p>0.81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462" calcext:value-type="float">
            <text:p>0.82462</text:p>
          </table:table-cell>
          <table:table-cell office:value-type="float" office:value="0.82343" calcext:value-type="float">
            <text:p>0.82343</text:p>
          </table:table-cell>
          <table:table-cell office:value-type="float" office:value="0.8175" calcext:value-type="float">
            <text:p>0.8175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1403" calcext:value-type="float">
            <text:p>0.81403</text:p>
          </table:table-cell>
          <table:table-cell office:value-type="float" office:value="0.82182" calcext:value-type="float">
            <text:p>0.82182</text:p>
          </table:table-cell>
          <table:table-cell office:value-type="float" office:value="0.81362" calcext:value-type="float">
            <text:p>0.81362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2532" calcext:value-type="float">
            <text:p>0.82532</text:p>
          </table:table-cell>
          <table:table-cell office:value-type="float" office:value="0.82024" calcext:value-type="float">
            <text:p>0.82024</text:p>
          </table:table-cell>
          <table:table-cell office:value-type="float" office:value="0.82334" calcext:value-type="float">
            <text:p>0.8233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936" calcext:value-type="float">
            <text:p>0.80936</text:p>
          </table:table-cell>
          <table:table-cell office:value-type="float" office:value="0.81982" calcext:value-type="float">
            <text:p>0.81982</text:p>
          </table:table-cell>
          <table:table-cell office:value-type="float" office:value="0.8128" calcext:value-type="float">
            <text:p>0.812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916" calcext:value-type="float">
            <text:p>0.81916</text:p>
          </table:table-cell>
          <table:table-cell office:value-type="float" office:value="0.81963" calcext:value-type="float">
            <text:p>0.81963</text:p>
          </table:table-cell>
          <table:table-cell office:value-type="float" office:value="0.81618" calcext:value-type="float">
            <text:p>0.81618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573" calcext:value-type="float">
            <text:p>0.82573</text:p>
          </table:table-cell>
          <table:table-cell office:value-type="float" office:value="0.81655" calcext:value-type="float">
            <text:p>0.81655</text:p>
          </table:table-cell>
          <table:table-cell office:value-type="float" office:value="0.81152" calcext:value-type="float">
            <text:p>0.81152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256" calcext:value-type="float">
            <text:p>0.81256</text:p>
          </table:table-cell>
          <table:table-cell office:value-type="float" office:value="0.81613" calcext:value-type="float">
            <text:p>0.81613</text:p>
          </table:table-cell>
          <table:table-cell office:value-type="float" office:value="0.8175" calcext:value-type="float">
            <text:p>0.8175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986" calcext:value-type="float">
            <text:p>0.81986</text:p>
          </table:table-cell>
          <table:table-cell office:value-type="float" office:value="0.81447" calcext:value-type="float">
            <text:p>0.81447</text:p>
          </table:table-cell>
          <table:table-cell office:value-type="float" office:value="0.81728" calcext:value-type="float">
            <text:p>0.81728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0974" calcext:value-type="float">
            <text:p>0.80974</text:p>
          </table:table-cell>
          <table:table-cell office:value-type="float" office:value="0.81245" calcext:value-type="float">
            <text:p>0.81245</text:p>
          </table:table-cell>
          <table:table-cell office:value-type="float" office:value="0.81207" calcext:value-type="float">
            <text:p>0.81207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0537" calcext:value-type="float">
            <text:p>0.80537</text:p>
          </table:table-cell>
          <table:table-cell office:value-type="float" office:value="0.81219" calcext:value-type="float">
            <text:p>0.81219</text:p>
          </table:table-cell>
          <table:table-cell office:value-type="float" office:value="0.80996" calcext:value-type="float">
            <text:p>0.8099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0245" calcext:value-type="float">
            <text:p>0.80245</text:p>
          </table:table-cell>
          <table:table-cell office:value-type="float" office:value="0.80856" calcext:value-type="float">
            <text:p>0.80856</text:p>
          </table:table-cell>
          <table:table-cell office:value-type="float" office:value="0.81095" calcext:value-type="float">
            <text:p>0.8109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302" calcext:value-type="float">
            <text:p>0.79302</text:p>
          </table:table-cell>
          <table:table-cell office:value-type="float" office:value="0.80743" calcext:value-type="float">
            <text:p>0.80743</text:p>
          </table:table-cell>
          <table:table-cell office:value-type="float" office:value="0.80664" calcext:value-type="float">
            <text:p>0.8066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82380158251744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507" calcext:value-type="float">
            <text:p>0.85507</text:p>
          </table:table-cell>
          <table:table-cell office:value-type="float" office:value="0.78304" calcext:value-type="float">
            <text:p>0.78304</text:p>
          </table:table-cell>
          <table:table-cell office:value-type="float" office:value="0.81015" calcext:value-type="float">
            <text:p>0.8101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456" calcext:value-type="float">
            <text:p>0.85456</text:p>
          </table:table-cell>
          <table:table-cell office:value-type="float" office:value="0.77936" calcext:value-type="float">
            <text:p>0.77936</text:p>
          </table:table-cell>
          <table:table-cell office:value-type="float" office:value="0.81652" calcext:value-type="float">
            <text:p>0.81652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85114" calcext:value-type="float">
            <text:p>0.85114</text:p>
          </table:table-cell>
          <table:table-cell table:style-name="ce1" office:value-type="float" office:value="0.77543" calcext:value-type="float">
            <text:p>0.77543</text:p>
          </table:table-cell>
          <table:table-cell table:style-name="ce1" office:value-type="float" office:value="0.81927" calcext:value-type="float">
            <text:p>0.81927</text:p>
          </table:table-cell>
          <table:table-cell office:value-type="float" office:value="89" calcext:value-type="float">
            <text:p>89</text:p>
          </table:table-cell>
          <table:table-cell table:formula="of:=AVERAGE([.D33:.D47])" office:value-type="float" office:value="0.812295333333333" calcext:value-type="float">
            <text:p>0.81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4837" calcext:value-type="float">
            <text:p>0.84837</text:p>
          </table:table-cell>
          <table:table-cell office:value-type="float" office:value="0.77463" calcext:value-type="float">
            <text:p>0.77463</text:p>
          </table:table-cell>
          <table:table-cell office:value-type="float" office:value="0.81998" calcext:value-type="float">
            <text:p>0.8199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77436" calcext:value-type="float">
            <text:p>0.77436</text:p>
          </table:table-cell>
          <table:table-cell office:value-type="float" office:value="0.81467" calcext:value-type="float">
            <text:p>0.81467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647" calcext:value-type="float">
            <text:p>0.83647</text:p>
          </table:table-cell>
          <table:table-cell office:value-type="float" office:value="0.77412" calcext:value-type="float">
            <text:p>0.77412</text:p>
          </table:table-cell>
          <table:table-cell office:value-type="float" office:value="0.81288" calcext:value-type="float">
            <text:p>0.8128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3851" calcext:value-type="float">
            <text:p>0.83851</text:p>
          </table:table-cell>
          <table:table-cell office:value-type="float" office:value="0.77401" calcext:value-type="float">
            <text:p>0.77401</text:p>
          </table:table-cell>
          <table:table-cell office:value-type="float" office:value="0.81086" calcext:value-type="float">
            <text:p>0.8108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179" calcext:value-type="float">
            <text:p>0.84179</text:p>
          </table:table-cell>
          <table:table-cell office:value-type="float" office:value="0.77363" calcext:value-type="float">
            <text:p>0.77363</text:p>
          </table:table-cell>
          <table:table-cell office:value-type="float" office:value="0.81428" calcext:value-type="float">
            <text:p>0.81428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768" calcext:value-type="float">
            <text:p>0.83768</text:p>
          </table:table-cell>
          <table:table-cell office:value-type="float" office:value="0.77159" calcext:value-type="float">
            <text:p>0.77159</text:p>
          </table:table-cell>
          <table:table-cell office:value-type="float" office:value="0.81103" calcext:value-type="float">
            <text:p>0.81103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251" calcext:value-type="float">
            <text:p>0.82251</text:p>
          </table:table-cell>
          <table:table-cell office:value-type="float" office:value="0.77109" calcext:value-type="float">
            <text:p>0.77109</text:p>
          </table:table-cell>
          <table:table-cell office:value-type="float" office:value="0.80973" calcext:value-type="float">
            <text:p>0.80973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4419" calcext:value-type="float">
            <text:p>0.84419</text:p>
          </table:table-cell>
          <table:table-cell office:value-type="float" office:value="0.76948" calcext:value-type="float">
            <text:p>0.76948</text:p>
          </table:table-cell>
          <table:table-cell office:value-type="float" office:value="0.80082" calcext:value-type="float">
            <text:p>0.80082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514" calcext:value-type="float">
            <text:p>0.83514</text:p>
          </table:table-cell>
          <table:table-cell office:value-type="float" office:value="0.76907" calcext:value-type="float">
            <text:p>0.76907</text:p>
          </table:table-cell>
          <table:table-cell office:value-type="float" office:value="0.81141" calcext:value-type="float">
            <text:p>0.8114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836" calcext:value-type="float">
            <text:p>0.82836</text:p>
          </table:table-cell>
          <table:table-cell office:value-type="float" office:value="0.76796" calcext:value-type="float">
            <text:p>0.76796</text:p>
          </table:table-cell>
          <table:table-cell office:value-type="float" office:value="0.81712" calcext:value-type="float">
            <text:p>0.8171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76584" calcext:value-type="float">
            <text:p>0.76584</text:p>
          </table:table-cell>
          <table:table-cell office:value-type="float" office:value="0.80842" calcext:value-type="float">
            <text:p>0.8084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441" calcext:value-type="float">
            <text:p>0.82441</text:p>
          </table:table-cell>
          <table:table-cell office:value-type="float" office:value="0.76165" calcext:value-type="float">
            <text:p>0.76165</text:p>
          </table:table-cell>
          <table:table-cell office:value-type="float" office:value="0.80729" calcext:value-type="float">
            <text:p>0.80729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775426469038801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2045" calcext:value-type="float">
            <text:p>0.82045</text:p>
          </table:table-cell>
          <table:table-cell office:value-type="float" office:value="0.83086" calcext:value-type="float">
            <text:p>0.83086</text:p>
          </table:table-cell>
          <table:table-cell office:value-type="float" office:value="0.81416" calcext:value-type="float">
            <text:p>0.81416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427" calcext:value-type="float">
            <text:p>0.82427</text:p>
          </table:table-cell>
          <table:table-cell office:value-type="float" office:value="0.82999" calcext:value-type="float">
            <text:p>0.82999</text:p>
          </table:table-cell>
          <table:table-cell office:value-type="float" office:value="0.8117" calcext:value-type="float">
            <text:p>0.811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.83492" calcext:value-type="float">
            <text:p>0.83492</text:p>
          </table:table-cell>
          <table:table-cell table:style-name="ce1" office:value-type="float" office:value="0.82976" calcext:value-type="float">
            <text:p>0.82976</text:p>
          </table:table-cell>
          <table:table-cell table:style-name="ce1" office:value-type="float" office:value="0.81702" calcext:value-type="float">
            <text:p>0.81702</text:p>
          </table:table-cell>
          <table:table-cell office:value-type="float" office:value="74" calcext:value-type="float">
            <text:p>74</text:p>
          </table:table-cell>
          <table:table-cell table:formula="of:=AVERAGE([.D49:.D63])" office:value-type="float" office:value="0.809088" calcext:value-type="float">
            <text:p>0.809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301" calcext:value-type="float">
            <text:p>0.85301</text:p>
          </table:table-cell>
          <table:table-cell office:value-type="float" office:value="0.82914" calcext:value-type="float">
            <text:p>0.82914</text:p>
          </table:table-cell>
          <table:table-cell office:value-type="float" office:value="0.79072" calcext:value-type="float">
            <text:p>0.7907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359" calcext:value-type="float">
            <text:p>0.81359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1411" calcext:value-type="float">
            <text:p>0.8141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371" calcext:value-type="float">
            <text:p>0.82371</text:p>
          </table:table-cell>
          <table:table-cell office:value-type="float" office:value="0.82874" calcext:value-type="float">
            <text:p>0.82874</text:p>
          </table:table-cell>
          <table:table-cell office:value-type="float" office:value="0.80619" calcext:value-type="float">
            <text:p>0.80619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81318" calcext:value-type="float">
            <text:p>0.81318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1737" calcext:value-type="float">
            <text:p>0.81737</text:p>
          </table:table-cell>
          <table:table-cell office:value-type="float" office:value="0.82836" calcext:value-type="float">
            <text:p>0.82836</text:p>
          </table:table-cell>
          <table:table-cell office:value-type="float" office:value="0.81098" calcext:value-type="float">
            <text:p>0.81098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2243" calcext:value-type="float">
            <text:p>0.82243</text:p>
          </table:table-cell>
          <table:table-cell office:value-type="float" office:value="0.82764" calcext:value-type="float">
            <text:p>0.82764</text:p>
          </table:table-cell>
          <table:table-cell office:value-type="float" office:value="0.80946" calcext:value-type="float">
            <text:p>0.8094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23" calcext:value-type="float">
            <text:p>0.81523</text:p>
          </table:table-cell>
          <table:table-cell office:value-type="float" office:value="0.82546" calcext:value-type="float">
            <text:p>0.82546</text:p>
          </table:table-cell>
          <table:table-cell office:value-type="float" office:value="0.8144" calcext:value-type="float">
            <text:p>0.814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185" calcext:value-type="float">
            <text:p>0.83185</text:p>
          </table:table-cell>
          <table:table-cell office:value-type="float" office:value="0.82411" calcext:value-type="float">
            <text:p>0.82411</text:p>
          </table:table-cell>
          <table:table-cell office:value-type="float" office:value="0.81071" calcext:value-type="float">
            <text:p>0.81071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378" calcext:value-type="float">
            <text:p>0.80378</text:p>
          </table:table-cell>
          <table:table-cell office:value-type="float" office:value="0.82391" calcext:value-type="float">
            <text:p>0.82391</text:p>
          </table:table-cell>
          <table:table-cell office:value-type="float" office:value="0.80918" calcext:value-type="float">
            <text:p>0.8091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174" calcext:value-type="float">
            <text:p>0.84174</text:p>
          </table:table-cell>
          <table:table-cell office:value-type="float" office:value="0.82346" calcext:value-type="float">
            <text:p>0.82346</text:p>
          </table:table-cell>
          <table:table-cell office:value-type="float" office:value="0.79862" calcext:value-type="float">
            <text:p>0.79862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964" calcext:value-type="float">
            <text:p>0.81964</text:p>
          </table:table-cell>
          <table:table-cell office:value-type="float" office:value="0.82321" calcext:value-type="float">
            <text:p>0.82321</text:p>
          </table:table-cell>
          <table:table-cell office:value-type="float" office:value="0.81844" calcext:value-type="float">
            <text:p>0.8184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322" calcext:value-type="float">
            <text:p>0.78322</text:p>
          </table:table-cell>
          <table:table-cell office:value-type="float" office:value="0.82255" calcext:value-type="float">
            <text:p>0.82255</text:p>
          </table:table-cell>
          <table:table-cell office:value-type="float" office:value="0.79745" calcext:value-type="float">
            <text:p>0.79745</text:p>
          </table:table-cell>
          <table:table-cell office:value-type="float" office:value="34" calcext:value-type="float">
            <text:p>3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5 0.8297613386236986</text:p>
          </table:table-cell>
          <table:table-cell table:number-columns-repeated="4"/>
          <table:table-cell table:style-name="Default"/>
          <table:table-cell/>
        </table:table-row>
      </table:table>
      <table:table table:name="M3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2829" calcext:value-type="float">
            <text:p>0.82829</text:p>
          </table:table-cell>
          <table:table-cell office:value-type="float" office:value="0.81003" calcext:value-type="float">
            <text:p>0.81003</text:p>
          </table:table-cell>
          <table:table-cell office:value-type="float" office:value="0.80626" calcext:value-type="float">
            <text:p>0.80626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246" calcext:value-type="float">
            <text:p>0.85246</text:p>
          </table:table-cell>
          <table:table-cell office:value-type="float" office:value="0.78999" calcext:value-type="float">
            <text:p>0.78999</text:p>
          </table:table-cell>
          <table:table-cell office:value-type="float" office:value="0.7992" calcext:value-type="float">
            <text:p>0.7992</text:p>
          </table:table-cell>
          <table:table-cell office:value-type="float" office:value="114" calcext:value-type="float">
            <text:p>114</text:p>
          </table:table-cell>
          <table:table-cell table:style-name="Default"/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4931" calcext:value-type="float">
            <text:p>0.84931</text:p>
          </table:table-cell>
          <table:table-cell table:style-name="ce1" office:value-type="float" office:value="0.7863" calcext:value-type="float">
            <text:p>0.7863</text:p>
          </table:table-cell>
          <table:table-cell table:style-name="ce1" office:value-type="float" office:value="0.80828" calcext:value-type="float">
            <text:p>0.80828</text:p>
          </table:table-cell>
          <table:table-cell table:style-name="ce1" office:value-type="float" office:value="124" calcext:value-type="float">
            <text:p>124</text:p>
          </table:table-cell>
          <table:table-cell table:formula="of:=AVERAGE([.D1:.D15])" office:value-type="float" office:value="0.810209333333333" calcext:value-type="float">
            <text:p>0.81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861" calcext:value-type="float">
            <text:p>0.81861</text:p>
          </table:table-cell>
          <table:table-cell office:value-type="float" office:value="0.78566" calcext:value-type="float">
            <text:p>0.78566</text:p>
          </table:table-cell>
          <table:table-cell office:value-type="float" office:value="0.81265" calcext:value-type="float">
            <text:p>0.81265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846" calcext:value-type="float">
            <text:p>0.84846</text:p>
          </table:table-cell>
          <table:table-cell office:value-type="float" office:value="0.78564" calcext:value-type="float">
            <text:p>0.78564</text:p>
          </table:table-cell>
          <table:table-cell office:value-type="float" office:value="0.81401" calcext:value-type="float">
            <text:p>0.81401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058" calcext:value-type="float">
            <text:p>0.83058</text:p>
          </table:table-cell>
          <table:table-cell office:value-type="float" office:value="0.78499" calcext:value-type="float">
            <text:p>0.78499</text:p>
          </table:table-cell>
          <table:table-cell office:value-type="float" office:value="0.80937" calcext:value-type="float">
            <text:p>0.80937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889" calcext:value-type="float">
            <text:p>0.82889</text:p>
          </table:table-cell>
          <table:table-cell office:value-type="float" office:value="0.78446" calcext:value-type="float">
            <text:p>0.78446</text:p>
          </table:table-cell>
          <table:table-cell office:value-type="float" office:value="0.81617" calcext:value-type="float">
            <text:p>0.8161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304" calcext:value-type="float">
            <text:p>0.84304</text:p>
          </table:table-cell>
          <table:table-cell office:value-type="float" office:value="0.78424" calcext:value-type="float">
            <text:p>0.78424</text:p>
          </table:table-cell>
          <table:table-cell office:value-type="float" office:value="0.81273" calcext:value-type="float">
            <text:p>0.81273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986" calcext:value-type="float">
            <text:p>0.86986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0953" calcext:value-type="float">
            <text:p>0.80953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4165" calcext:value-type="float">
            <text:p>0.84165</text:p>
          </table:table-cell>
          <table:table-cell office:value-type="float" office:value="0.78255" calcext:value-type="float">
            <text:p>0.78255</text:p>
          </table:table-cell>
          <table:table-cell office:value-type="float" office:value="0.81754" calcext:value-type="float">
            <text:p>0.8175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553" calcext:value-type="float">
            <text:p>0.83553</text:p>
          </table:table-cell>
          <table:table-cell office:value-type="float" office:value="0.78245" calcext:value-type="float">
            <text:p>0.78245</text:p>
          </table:table-cell>
          <table:table-cell office:value-type="float" office:value="0.80688" calcext:value-type="float">
            <text:p>0.80688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435" calcext:value-type="float">
            <text:p>0.84435</text:p>
          </table:table-cell>
          <table:table-cell office:value-type="float" office:value="0.78102" calcext:value-type="float">
            <text:p>0.78102</text:p>
          </table:table-cell>
          <table:table-cell office:value-type="float" office:value="0.81124" calcext:value-type="float">
            <text:p>0.8112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927" calcext:value-type="float">
            <text:p>0.82927</text:p>
          </table:table-cell>
          <table:table-cell office:value-type="float" office:value="0.78059" calcext:value-type="float">
            <text:p>0.78059</text:p>
          </table:table-cell>
          <table:table-cell office:value-type="float" office:value="0.81834" calcext:value-type="float">
            <text:p>0.8183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3871" calcext:value-type="float">
            <text:p>0.83871</text:p>
          </table:table-cell>
          <table:table-cell office:value-type="float" office:value="0.78054" calcext:value-type="float">
            <text:p>0.78054</text:p>
          </table:table-cell>
          <table:table-cell office:value-type="float" office:value="0.81276" calcext:value-type="float">
            <text:p>0.8127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77972" calcext:value-type="float">
            <text:p>0.77972</text:p>
          </table:table-cell>
          <table:table-cell office:value-type="float" office:value="0.79818" calcext:value-type="float">
            <text:p>0.7981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7862980989442072</text:p>
          </table:table-cell>
          <table:table-cell table:number-columns-repeated="4"/>
          <table:table-cell table:formula="of:=AVERAGE([.F3];[.F19];[.F35];[.F51])" office:value-type="float" office:value="0.811249" calcext:value-type="float">
            <text:p>0.8112</text:p>
          </table:table-cell>
          <table:table-cell table:style-name="ce3" table:formula="of:=AVERAGE([.D3];[.D19];[.D35];[.D51])" office:value-type="float" office:value="0.8085775" calcext:value-type="float">
            <text:p>0.80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045" calcext:value-type="float">
            <text:p>0.81045</text:p>
          </table:table-cell>
          <table:table-cell office:value-type="float" office:value="0.82344" calcext:value-type="float">
            <text:p>0.82344</text:p>
          </table:table-cell>
          <table:table-cell office:value-type="float" office:value="0.81242" calcext:value-type="float">
            <text:p>0.8124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551" calcext:value-type="float">
            <text:p>0.83551</text:p>
          </table:table-cell>
          <table:table-cell office:value-type="float" office:value="0.82183" calcext:value-type="float">
            <text:p>0.82183</text:p>
          </table:table-cell>
          <table:table-cell office:value-type="float" office:value="0.82572" calcext:value-type="float">
            <text:p>0.82572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2413" calcext:value-type="float">
            <text:p>0.82413</text:p>
          </table:table-cell>
          <table:table-cell table:style-name="ce1" office:value-type="float" office:value="0.81864" calcext:value-type="float">
            <text:p>0.81864</text:p>
          </table:table-cell>
          <table:table-cell table:style-name="ce1" office:value-type="float" office:value="0.8026" calcext:value-type="float">
            <text:p>0.8026</text:p>
          </table:table-cell>
          <table:table-cell table:style-name="ce1" office:value-type="float" office:value="59" calcext:value-type="float">
            <text:p>59</text:p>
          </table:table-cell>
          <table:table-cell table:formula="of:=AVERAGE([.D17:.D31])" office:value-type="float" office:value="0.812909333333333" calcext:value-type="float">
            <text:p>0.81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708" calcext:value-type="float">
            <text:p>0.80708</text:p>
          </table:table-cell>
          <table:table-cell office:value-type="float" office:value="0.81682" calcext:value-type="float">
            <text:p>0.81682</text:p>
          </table:table-cell>
          <table:table-cell office:value-type="float" office:value="0.80811" calcext:value-type="float">
            <text:p>0.80811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459" calcext:value-type="float">
            <text:p>0.84459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8148" calcext:value-type="float">
            <text:p>0.8148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1572" calcext:value-type="float">
            <text:p>0.81572</text:p>
          </table:table-cell>
          <table:table-cell office:value-type="float" office:value="0.81665" calcext:value-type="float">
            <text:p>0.81665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4025" calcext:value-type="float">
            <text:p>0.84025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82177" calcext:value-type="float">
            <text:p>0.8217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2542" calcext:value-type="float">
            <text:p>0.82542</text:p>
          </table:table-cell>
          <table:table-cell office:value-type="float" office:value="0.81408" calcext:value-type="float">
            <text:p>0.81408</text:p>
          </table:table-cell>
          <table:table-cell office:value-type="float" office:value="0.80118" calcext:value-type="float">
            <text:p>0.80118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81315" calcext:value-type="float">
            <text:p>0.81315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0573" calcext:value-type="float">
            <text:p>0.80573</text:p>
          </table:table-cell>
          <table:table-cell office:value-type="float" office:value="0.81172" calcext:value-type="float">
            <text:p>0.81172</text:p>
          </table:table-cell>
          <table:table-cell office:value-type="float" office:value="0.80865" calcext:value-type="float">
            <text:p>0.8086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488" calcext:value-type="float">
            <text:p>0.82488</text:p>
          </table:table-cell>
          <table:table-cell office:value-type="float" office:value="0.81148" calcext:value-type="float">
            <text:p>0.81148</text:p>
          </table:table-cell>
          <table:table-cell office:value-type="float" office:value="0.82248" calcext:value-type="float">
            <text:p>0.8224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741" calcext:value-type="float">
            <text:p>0.79741</text:p>
          </table:table-cell>
          <table:table-cell office:value-type="float" office:value="0.80898" calcext:value-type="float">
            <text:p>0.80898</text:p>
          </table:table-cell>
          <table:table-cell office:value-type="float" office:value="0.80814" calcext:value-type="float">
            <text:p>0.8081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754" calcext:value-type="float">
            <text:p>0.81754</text:p>
          </table:table-cell>
          <table:table-cell office:value-type="float" office:value="0.80884" calcext:value-type="float">
            <text:p>0.80884</text:p>
          </table:table-cell>
          <table:table-cell office:value-type="float" office:value="0.82429" calcext:value-type="float">
            <text:p>0.82429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043" calcext:value-type="float">
            <text:p>0.81043</text:p>
          </table:table-cell>
          <table:table-cell office:value-type="float" office:value="0.80687" calcext:value-type="float">
            <text:p>0.80687</text:p>
          </table:table-cell>
          <table:table-cell office:value-type="float" office:value="0.81708" calcext:value-type="float">
            <text:p>0.8170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781" calcext:value-type="float">
            <text:p>0.79781</text:p>
          </table:table-cell>
          <table:table-cell office:value-type="float" office:value="0.80422" calcext:value-type="float">
            <text:p>0.80422</text:p>
          </table:table-cell>
          <table:table-cell office:value-type="float" office:value="0.8035" calcext:value-type="float">
            <text:p>0.80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818644047506229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6099" calcext:value-type="float">
            <text:p>0.86099</text:p>
          </table:table-cell>
          <table:table-cell office:value-type="float" office:value="0.78128" calcext:value-type="float">
            <text:p>0.78128</text:p>
          </table:table-cell>
          <table:table-cell office:value-type="float" office:value="0.8201" calcext:value-type="float">
            <text:p>0.8201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6142" calcext:value-type="float">
            <text:p>0.86142</text:p>
          </table:table-cell>
          <table:table-cell office:value-type="float" office:value="0.77828" calcext:value-type="float">
            <text:p>0.77828</text:p>
          </table:table-cell>
          <table:table-cell office:value-type="float" office:value="0.81317" calcext:value-type="float">
            <text:p>0.81317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83594" calcext:value-type="float">
            <text:p>0.83594</text:p>
          </table:table-cell>
          <table:table-cell table:style-name="ce1" office:value-type="float" office:value="0.77599" calcext:value-type="float">
            <text:p>0.77599</text:p>
          </table:table-cell>
          <table:table-cell table:style-name="ce1" office:value-type="float" office:value="0.81036" calcext:value-type="float">
            <text:p>0.81036</text:p>
          </table:table-cell>
          <table:table-cell table:style-name="ce1" office:value-type="float" office:value="64" calcext:value-type="float">
            <text:p>64</text:p>
          </table:table-cell>
          <table:table-cell table:formula="of:=AVERAGE([.D33:.D47])" office:value-type="float" office:value="0.813697333333333" calcext:value-type="float">
            <text:p>0.813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3448" calcext:value-type="float">
            <text:p>0.83448</text:p>
          </table:table-cell>
          <table:table-cell office:value-type="float" office:value="0.77515" calcext:value-type="float">
            <text:p>0.77515</text:p>
          </table:table-cell>
          <table:table-cell office:value-type="float" office:value="0.81388" calcext:value-type="float">
            <text:p>0.81388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613" calcext:value-type="float">
            <text:p>0.84613</text:p>
          </table:table-cell>
          <table:table-cell office:value-type="float" office:value="0.77475" calcext:value-type="float">
            <text:p>0.77475</text:p>
          </table:table-cell>
          <table:table-cell office:value-type="float" office:value="0.81184" calcext:value-type="float">
            <text:p>0.8118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4134" calcext:value-type="float">
            <text:p>0.84134</text:p>
          </table:table-cell>
          <table:table-cell office:value-type="float" office:value="0.77412" calcext:value-type="float">
            <text:p>0.77412</text:p>
          </table:table-cell>
          <table:table-cell office:value-type="float" office:value="0.80905" calcext:value-type="float">
            <text:p>0.80905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944" calcext:value-type="float">
            <text:p>0.83944</text:p>
          </table:table-cell>
          <table:table-cell office:value-type="float" office:value="0.77366" calcext:value-type="float">
            <text:p>0.77366</text:p>
          </table:table-cell>
          <table:table-cell office:value-type="float" office:value="0.81766" calcext:value-type="float">
            <text:p>0.8176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4148" calcext:value-type="float">
            <text:p>0.84148</text:p>
          </table:table-cell>
          <table:table-cell office:value-type="float" office:value="0.77334" calcext:value-type="float">
            <text:p>0.77334</text:p>
          </table:table-cell>
          <table:table-cell office:value-type="float" office:value="0.81816" calcext:value-type="float">
            <text:p>0.81816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055" calcext:value-type="float">
            <text:p>0.85055</text:p>
          </table:table-cell>
          <table:table-cell office:value-type="float" office:value="0.77282" calcext:value-type="float">
            <text:p>0.77282</text:p>
          </table:table-cell>
          <table:table-cell office:value-type="float" office:value="0.81123" calcext:value-type="float">
            <text:p>0.81123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642" calcext:value-type="float">
            <text:p>0.83642</text:p>
          </table:table-cell>
          <table:table-cell office:value-type="float" office:value="0.77225" calcext:value-type="float">
            <text:p>0.77225</text:p>
          </table:table-cell>
          <table:table-cell office:value-type="float" office:value="0.81637" calcext:value-type="float">
            <text:p>0.81637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967" calcext:value-type="float">
            <text:p>0.83967</text:p>
          </table:table-cell>
          <table:table-cell office:value-type="float" office:value="0.77221" calcext:value-type="float">
            <text:p>0.77221</text:p>
          </table:table-cell>
          <table:table-cell office:value-type="float" office:value="0.82048" calcext:value-type="float">
            <text:p>0.8204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77196" calcext:value-type="float">
            <text:p>0.77196</text:p>
          </table:table-cell>
          <table:table-cell office:value-type="float" office:value="0.80667" calcext:value-type="float">
            <text:p>0.8066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684" calcext:value-type="float">
            <text:p>0.82684</text:p>
          </table:table-cell>
          <table:table-cell office:value-type="float" office:value="0.76862" calcext:value-type="float">
            <text:p>0.76862</text:p>
          </table:table-cell>
          <table:table-cell office:value-type="float" office:value="0.81811" calcext:value-type="float">
            <text:p>0.8181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76739" calcext:value-type="float">
            <text:p>0.76739</text:p>
          </table:table-cell>
          <table:table-cell office:value-type="float" office:value="0.80686" calcext:value-type="float">
            <text:p>0.8068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76658" calcext:value-type="float">
            <text:p>0.76658</text:p>
          </table:table-cell>
          <table:table-cell office:value-type="float" office:value="0.81152" calcext:value-type="float">
            <text:p>0.8115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775989862650967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121" calcext:value-type="float">
            <text:p>0.83121</text:p>
          </table:table-cell>
          <table:table-cell office:value-type="float" office:value="0.83781" calcext:value-type="float">
            <text:p>0.83781</text:p>
          </table:table-cell>
          <table:table-cell office:value-type="float" office:value="0.81705" calcext:value-type="float">
            <text:p>0.81705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988" calcext:value-type="float">
            <text:p>0.83988</text:p>
          </table:table-cell>
          <table:table-cell office:value-type="float" office:value="0.83225" calcext:value-type="float">
            <text:p>0.83225</text:p>
          </table:table-cell>
          <table:table-cell office:value-type="float" office:value="0.81087" calcext:value-type="float">
            <text:p>0.81087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83939" calcext:value-type="float">
            <text:p>0.83939</text:p>
          </table:table-cell>
          <table:table-cell table:style-name="ce1" office:value-type="float" office:value="0.83218" calcext:value-type="float">
            <text:p>0.83218</text:p>
          </table:table-cell>
          <table:table-cell table:style-name="ce1" office:value-type="float" office:value="0.81307" calcext:value-type="float">
            <text:p>0.81307</text:p>
          </table:table-cell>
          <table:table-cell table:style-name="ce1" office:value-type="float" office:value="104" calcext:value-type="float">
            <text:p>104</text:p>
          </table:table-cell>
          <table:table-cell table:formula="of:=AVERAGE([.D49:.D63])" office:value-type="float" office:value="0.80818" calcext:value-type="float">
            <text:p>0.808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3864" calcext:value-type="float">
            <text:p>0.83864</text:p>
          </table:table-cell>
          <table:table-cell office:value-type="float" office:value="0.83021" calcext:value-type="float">
            <text:p>0.83021</text:p>
          </table:table-cell>
          <table:table-cell office:value-type="float" office:value="0.81769" calcext:value-type="float">
            <text:p>0.81769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648" calcext:value-type="float">
            <text:p>0.82648</text:p>
          </table:table-cell>
          <table:table-cell office:value-type="float" office:value="0.82998" calcext:value-type="float">
            <text:p>0.82998</text:p>
          </table:table-cell>
          <table:table-cell office:value-type="float" office:value="0.80844" calcext:value-type="float">
            <text:p>0.80844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93" calcext:value-type="float">
            <text:p>0.8393</text:p>
          </table:table-cell>
          <table:table-cell office:value-type="float" office:value="0.82962" calcext:value-type="float">
            <text:p>0.82962</text:p>
          </table:table-cell>
          <table:table-cell office:value-type="float" office:value="0.78996" calcext:value-type="float">
            <text:p>0.7899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483" calcext:value-type="float">
            <text:p>0.82483</text:p>
          </table:table-cell>
          <table:table-cell office:value-type="float" office:value="0.82605" calcext:value-type="float">
            <text:p>0.82605</text:p>
          </table:table-cell>
          <table:table-cell office:value-type="float" office:value="0.8119" calcext:value-type="float">
            <text:p>0.811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3711" calcext:value-type="float">
            <text:p>0.83711</text:p>
          </table:table-cell>
          <table:table-cell office:value-type="float" office:value="0.82502" calcext:value-type="float">
            <text:p>0.82502</text:p>
          </table:table-cell>
          <table:table-cell office:value-type="float" office:value="0.80553" calcext:value-type="float">
            <text:p>0.8055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895" calcext:value-type="float">
            <text:p>0.82895</text:p>
          </table:table-cell>
          <table:table-cell office:value-type="float" office:value="0.82474" calcext:value-type="float">
            <text:p>0.82474</text:p>
          </table:table-cell>
          <table:table-cell office:value-type="float" office:value="0.80622" calcext:value-type="float">
            <text:p>0.8062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235" calcext:value-type="float">
            <text:p>0.82235</text:p>
          </table:table-cell>
          <table:table-cell office:value-type="float" office:value="0.82297" calcext:value-type="float">
            <text:p>0.82297</text:p>
          </table:table-cell>
          <table:table-cell office:value-type="float" office:value="0.81529" calcext:value-type="float">
            <text:p>0.8152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217" calcext:value-type="float">
            <text:p>0.83217</text:p>
          </table:table-cell>
          <table:table-cell office:value-type="float" office:value="0.82267" calcext:value-type="float">
            <text:p>0.82267</text:p>
          </table:table-cell>
          <table:table-cell office:value-type="float" office:value="0.80784" calcext:value-type="float">
            <text:p>0.80784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814" calcext:value-type="float">
            <text:p>0.83814</text:p>
          </table:table-cell>
          <table:table-cell office:value-type="float" office:value="0.82145" calcext:value-type="float">
            <text:p>0.82145</text:p>
          </table:table-cell>
          <table:table-cell office:value-type="float" office:value="0.79866" calcext:value-type="float">
            <text:p>0.79866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667" calcext:value-type="float">
            <text:p>0.81667</text:p>
          </table:table-cell>
          <table:table-cell office:value-type="float" office:value="0.82016" calcext:value-type="float">
            <text:p>0.82016</text:p>
          </table:table-cell>
          <table:table-cell office:value-type="float" office:value="0.80667" calcext:value-type="float">
            <text:p>0.8066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1014" calcext:value-type="float">
            <text:p>0.81014</text:p>
          </table:table-cell>
          <table:table-cell office:value-type="float" office:value="0.81787" calcext:value-type="float">
            <text:p>0.81787</text:p>
          </table:table-cell>
          <table:table-cell office:value-type="float" office:value="0.81535" calcext:value-type="float">
            <text:p>0.81535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913" calcext:value-type="float">
            <text:p>0.82913</text:p>
          </table:table-cell>
          <table:table-cell office:value-type="float" office:value="0.81776" calcext:value-type="float">
            <text:p>0.81776</text:p>
          </table:table-cell>
          <table:table-cell office:value-type="float" office:value="0.79816" calcext:value-type="float">
            <text:p>0.79816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5 0.832176214654082</text:p>
          </table:table-cell>
          <table:table-cell table:number-columns-repeated="4"/>
          <table:table-cell table:style-name="Default"/>
          <table:table-cell/>
        </table:table-row>
      </table:table>
      <table:table table:name="M4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79356" calcext:value-type="float">
            <text:p>0.79356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129" calcext:value-type="float">
            <text:p>129</text:p>
          </table:table-cell>
          <table:table-cell table:style-name="Default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407" calcext:value-type="float">
            <text:p>0.85407</text:p>
          </table:table-cell>
          <table:table-cell office:value-type="float" office:value="0.78965" calcext:value-type="float">
            <text:p>0.78965</text:p>
          </table:table-cell>
          <table:table-cell office:value-type="float" office:value="0.81866" calcext:value-type="float">
            <text:p>0.81866</text:p>
          </table:table-cell>
          <table:table-cell office:value-type="float" office:value="89" calcext:value-type="float">
            <text:p>89</text:p>
          </table:table-cell>
          <table:table-cell table:style-name="Default"/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0.83862" calcext:value-type="float">
            <text:p>0.83862</text:p>
          </table:table-cell>
          <table:table-cell table:style-name="ce5" office:value-type="float" office:value="0.78623" calcext:value-type="float">
            <text:p>0.78623</text:p>
          </table:table-cell>
          <table:table-cell table:style-name="ce5" office:value-type="float" office:value="0.81361" calcext:value-type="float">
            <text:p>0.81361</text:p>
          </table:table-cell>
          <table:table-cell table:style-name="ce5" office:value-type="float" office:value="64" calcext:value-type="float">
            <text:p>64</text:p>
          </table:table-cell>
          <table:table-cell table:formula="of:=AVERAGE([.D1:.D15])" office:value-type="float" office:value="0.809536" calcext:value-type="float">
            <text:p>0.809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4299" calcext:value-type="float">
            <text:p>0.84299</text:p>
          </table:table-cell>
          <table:table-cell office:value-type="float" office:value="0.78614" calcext:value-type="float">
            <text:p>0.78614</text:p>
          </table:table-cell>
          <table:table-cell office:value-type="float" office:value="0.8113" calcext:value-type="float">
            <text:p>0.8113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62" calcext:value-type="float">
            <text:p>0.85362</text:p>
          </table:table-cell>
          <table:table-cell office:value-type="float" office:value="0.78602" calcext:value-type="float">
            <text:p>0.78602</text:p>
          </table:table-cell>
          <table:table-cell office:value-type="float" office:value="0.80964" calcext:value-type="float">
            <text:p>0.8096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397" calcext:value-type="float">
            <text:p>0.82397</text:p>
          </table:table-cell>
          <table:table-cell office:value-type="float" office:value="0.78594" calcext:value-type="float">
            <text:p>0.78594</text:p>
          </table:table-cell>
          <table:table-cell office:value-type="float" office:value="0.81446" calcext:value-type="float">
            <text:p>0.8144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238" calcext:value-type="float">
            <text:p>0.82238</text:p>
          </table:table-cell>
          <table:table-cell office:value-type="float" office:value="0.7833" calcext:value-type="float">
            <text:p>0.7833</text:p>
          </table:table-cell>
          <table:table-cell office:value-type="float" office:value="0.8021" calcext:value-type="float">
            <text:p>0.802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947" calcext:value-type="float">
            <text:p>0.83947</text:p>
          </table:table-cell>
          <table:table-cell office:value-type="float" office:value="0.78291" calcext:value-type="float">
            <text:p>0.78291</text:p>
          </table:table-cell>
          <table:table-cell office:value-type="float" office:value="0.80676" calcext:value-type="float">
            <text:p>0.80676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7813" calcext:value-type="float">
            <text:p>0.7813</text:p>
          </table:table-cell>
          <table:table-cell office:value-type="float" office:value="0.8155" calcext:value-type="float">
            <text:p>0.8155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433" calcext:value-type="float">
            <text:p>0.84433</text:p>
          </table:table-cell>
          <table:table-cell office:value-type="float" office:value="0.78124" calcext:value-type="float">
            <text:p>0.78124</text:p>
          </table:table-cell>
          <table:table-cell office:value-type="float" office:value="0.8019" calcext:value-type="float">
            <text:p>0.8019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257" calcext:value-type="float">
            <text:p>0.82257</text:p>
          </table:table-cell>
          <table:table-cell office:value-type="float" office:value="0.78095" calcext:value-type="float">
            <text:p>0.78095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2083" calcext:value-type="float">
            <text:p>0.82083</text:p>
          </table:table-cell>
          <table:table-cell office:value-type="float" office:value="0.78001" calcext:value-type="float">
            <text:p>0.78001</text:p>
          </table:table-cell>
          <table:table-cell office:value-type="float" office:value="0.805" calcext:value-type="float">
            <text:p>0.805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032" calcext:value-type="float">
            <text:p>0.83032</text:p>
          </table:table-cell>
          <table:table-cell office:value-type="float" office:value="0.77928" calcext:value-type="float">
            <text:p>0.77928</text:p>
          </table:table-cell>
          <table:table-cell office:value-type="float" office:value="0.80847" calcext:value-type="float">
            <text:p>0.8084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847" calcext:value-type="float">
            <text:p>0.83847</text:p>
          </table:table-cell>
          <table:table-cell office:value-type="float" office:value="0.77693" calcext:value-type="float">
            <text:p>0.77693</text:p>
          </table:table-cell>
          <table:table-cell office:value-type="float" office:value="0.81294" calcext:value-type="float">
            <text:p>0.81294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935" calcext:value-type="float">
            <text:p>0.84935</text:p>
          </table:table-cell>
          <table:table-cell office:value-type="float" office:value="0.7766" calcext:value-type="float">
            <text:p>0.7766</text:p>
          </table:table-cell>
          <table:table-cell office:value-type="float" office:value="0.81428" calcext:value-type="float">
            <text:p>0.8142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7862274591770142</text:p>
          </table:table-cell>
          <table:table-cell table:number-columns-repeated="4"/>
          <table:table-cell table:formula="of:=AVERAGE([.F3];[.F19];[.F35];[.F51])" office:value-type="float" office:value="0.812245666666667" calcext:value-type="float">
            <text:p>0.8122</text:p>
          </table:table-cell>
          <table:table-cell table:style-name="ce3" table:formula="of:=AVERAGE([.D3];[.D19];[.D35];[.D51])" office:value-type="float" office:value="0.8137875" calcext:value-type="float">
            <text:p>0.8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772" calcext:value-type="float">
            <text:p>0.83772</text:p>
          </table:table-cell>
          <table:table-cell office:value-type="float" office:value="0.82055" calcext:value-type="float">
            <text:p>0.82055</text:p>
          </table:table-cell>
          <table:table-cell office:value-type="float" office:value="0.82564" calcext:value-type="float">
            <text:p>0.8256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5" calcext:value-type="float">
            <text:p>0.835</text:p>
          </table:table-cell>
          <table:table-cell office:value-type="float" office:value="0.81993" calcext:value-type="float">
            <text:p>0.81993</text:p>
          </table:table-cell>
          <table:table-cell office:value-type="float" office:value="0.81471" calcext:value-type="float">
            <text:p>0.8147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0.81418" calcext:value-type="float">
            <text:p>0.81418</text:p>
          </table:table-cell>
          <table:table-cell table:style-name="ce5" office:value-type="float" office:value="0.81968" calcext:value-type="float">
            <text:p>0.81968</text:p>
          </table:table-cell>
          <table:table-cell table:style-name="ce5" office:value-type="float" office:value="0.8098" calcext:value-type="float">
            <text:p>0.8098</text:p>
          </table:table-cell>
          <table:table-cell table:style-name="ce5" office:value-type="float" office:value="64" calcext:value-type="float">
            <text:p>64</text:p>
          </table:table-cell>
          <table:table-cell table:formula="of:=AVERAGE([.D17:.D31])" office:value-type="float" office:value="0.81755" calcext:value-type="float">
            <text:p>0.817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157" calcext:value-type="float">
            <text:p>0.83157</text:p>
          </table:table-cell>
          <table:table-cell office:value-type="float" office:value="0.81935" calcext:value-type="float">
            <text:p>0.81935</text:p>
          </table:table-cell>
          <table:table-cell office:value-type="float" office:value="0.81694" calcext:value-type="float">
            <text:p>0.8169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251" calcext:value-type="float">
            <text:p>0.81251</text:p>
          </table:table-cell>
          <table:table-cell office:value-type="float" office:value="0.81915" calcext:value-type="float">
            <text:p>0.81915</text:p>
          </table:table-cell>
          <table:table-cell office:value-type="float" office:value="0.81222" calcext:value-type="float">
            <text:p>0.812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188" calcext:value-type="float">
            <text:p>0.83188</text:p>
          </table:table-cell>
          <table:table-cell office:value-type="float" office:value="0.81907" calcext:value-type="float">
            <text:p>0.81907</text:p>
          </table:table-cell>
          <table:table-cell office:value-type="float" office:value="0.81711" calcext:value-type="float">
            <text:p>0.81711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166" calcext:value-type="float">
            <text:p>0.82166</text:p>
          </table:table-cell>
          <table:table-cell office:value-type="float" office:value="0.81781" calcext:value-type="float">
            <text:p>0.81781</text:p>
          </table:table-cell>
          <table:table-cell office:value-type="float" office:value="0.82333" calcext:value-type="float">
            <text:p>0.82333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423" calcext:value-type="float">
            <text:p>0.84423</text:p>
          </table:table-cell>
          <table:table-cell office:value-type="float" office:value="0.81658" calcext:value-type="float">
            <text:p>0.81658</text:p>
          </table:table-cell>
          <table:table-cell office:value-type="float" office:value="0.81766" calcext:value-type="float">
            <text:p>0.81766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284" calcext:value-type="float">
            <text:p>0.82284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81833" calcext:value-type="float">
            <text:p>0.81833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847" calcext:value-type="float">
            <text:p>0.80847</text:p>
          </table:table-cell>
          <table:table-cell office:value-type="float" office:value="0.81284" calcext:value-type="float">
            <text:p>0.81284</text:p>
          </table:table-cell>
          <table:table-cell office:value-type="float" office:value="0.81177" calcext:value-type="float">
            <text:p>0.8117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717" calcext:value-type="float">
            <text:p>0.83717</text:p>
          </table:table-cell>
          <table:table-cell office:value-type="float" office:value="0.81179" calcext:value-type="float">
            <text:p>0.81179</text:p>
          </table:table-cell>
          <table:table-cell office:value-type="float" office:value="0.82228" calcext:value-type="float">
            <text:p>0.82228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511" calcext:value-type="float">
            <text:p>0.81511</text:p>
          </table:table-cell>
          <table:table-cell office:value-type="float" office:value="0.81167" calcext:value-type="float">
            <text:p>0.81167</text:p>
          </table:table-cell>
          <table:table-cell office:value-type="float" office:value="0.81361" calcext:value-type="float">
            <text:p>0.8136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718" calcext:value-type="float">
            <text:p>0.81718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2178" calcext:value-type="float">
            <text:p>0.8217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107" calcext:value-type="float">
            <text:p>0.81107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81261" calcext:value-type="float">
            <text:p>0.81261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906" calcext:value-type="float">
            <text:p>0.82906</text:p>
          </table:table-cell>
          <table:table-cell office:value-type="float" office:value="0.80887" calcext:value-type="float">
            <text:p>0.80887</text:p>
          </table:table-cell>
          <table:table-cell office:value-type="float" office:value="0.82546" calcext:value-type="float">
            <text:p>0.8254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819684839782408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6531" calcext:value-type="float">
            <text:p>0.86531</text:p>
          </table:table-cell>
          <table:table-cell office:value-type="float" office:value="0.78404" calcext:value-type="float">
            <text:p>0.78404</text:p>
          </table:table-cell>
          <table:table-cell office:value-type="float" office:value="0.82112" calcext:value-type="float">
            <text:p>0.82112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4742" calcext:value-type="float">
            <text:p>0.84742</text:p>
          </table:table-cell>
          <table:table-cell office:value-type="float" office:value="0.78117" calcext:value-type="float">
            <text:p>0.78117</text:p>
          </table:table-cell>
          <table:table-cell office:value-type="float" office:value="0.81284" calcext:value-type="float">
            <text:p>0.8128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0.83634" calcext:value-type="float">
            <text:p>0.83634</text:p>
          </table:table-cell>
          <table:table-cell table:style-name="ce5" office:value-type="float" office:value="0.77689" calcext:value-type="float">
            <text:p>0.77689</text:p>
          </table:table-cell>
          <table:table-cell table:style-name="ce5" office:value-type="float" office:value="0.81396" calcext:value-type="float">
            <text:p>0.81396</text:p>
          </table:table-cell>
          <table:table-cell table:style-name="ce5" office:value-type="float" office:value="64" calcext:value-type="float">
            <text:p>64</text:p>
          </table:table-cell>
          <table:table-cell table:formula="of:=AVERAGE([.D33:.D47])" office:value-type="float" office:value="0.812174666666667" calcext:value-type="float">
            <text:p>0.81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4573" calcext:value-type="float">
            <text:p>0.84573</text:p>
          </table:table-cell>
          <table:table-cell office:value-type="float" office:value="0.77628" calcext:value-type="float">
            <text:p>0.77628</text:p>
          </table:table-cell>
          <table:table-cell office:value-type="float" office:value="0.81711" calcext:value-type="float">
            <text:p>0.81711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699" calcext:value-type="float">
            <text:p>0.85699</text:p>
          </table:table-cell>
          <table:table-cell office:value-type="float" office:value="0.77601" calcext:value-type="float">
            <text:p>0.77601</text:p>
          </table:table-cell>
          <table:table-cell office:value-type="float" office:value="0.81859" calcext:value-type="float">
            <text:p>0.8185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585" calcext:value-type="float">
            <text:p>0.83585</text:p>
          </table:table-cell>
          <table:table-cell office:value-type="float" office:value="0.77557" calcext:value-type="float">
            <text:p>0.77557</text:p>
          </table:table-cell>
          <table:table-cell office:value-type="float" office:value="0.81586" calcext:value-type="float">
            <text:p>0.8158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77552" calcext:value-type="float">
            <text:p>0.77552</text:p>
          </table:table-cell>
          <table:table-cell office:value-type="float" office:value="0.80706" calcext:value-type="float">
            <text:p>0.8070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707" calcext:value-type="float">
            <text:p>0.83707</text:p>
          </table:table-cell>
          <table:table-cell office:value-type="float" office:value="0.77357" calcext:value-type="float">
            <text:p>0.77357</text:p>
          </table:table-cell>
          <table:table-cell office:value-type="float" office:value="0.80972" calcext:value-type="float">
            <text:p>0.8097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235" calcext:value-type="float">
            <text:p>0.83235</text:p>
          </table:table-cell>
          <table:table-cell office:value-type="float" office:value="0.77203" calcext:value-type="float">
            <text:p>0.77203</text:p>
          </table:table-cell>
          <table:table-cell office:value-type="float" office:value="0.80021" calcext:value-type="float">
            <text:p>0.80021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4234" calcext:value-type="float">
            <text:p>0.84234</text:p>
          </table:table-cell>
          <table:table-cell office:value-type="float" office:value="0.772" calcext:value-type="float">
            <text:p>0.772</text:p>
          </table:table-cell>
          <table:table-cell office:value-type="float" office:value="0.81139" calcext:value-type="float">
            <text:p>0.81139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925" calcext:value-type="float">
            <text:p>0.82925</text:p>
          </table:table-cell>
          <table:table-cell office:value-type="float" office:value="0.77141" calcext:value-type="float">
            <text:p>0.77141</text:p>
          </table:table-cell>
          <table:table-cell office:value-type="float" office:value="0.81269" calcext:value-type="float">
            <text:p>0.81269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411" calcext:value-type="float">
            <text:p>0.83411</text:p>
          </table:table-cell>
          <table:table-cell office:value-type="float" office:value="0.77111" calcext:value-type="float">
            <text:p>0.77111</text:p>
          </table:table-cell>
          <table:table-cell office:value-type="float" office:value="0.81881" calcext:value-type="float">
            <text:p>0.8188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209" calcext:value-type="float">
            <text:p>0.83209</text:p>
          </table:table-cell>
          <table:table-cell office:value-type="float" office:value="0.77014" calcext:value-type="float">
            <text:p>0.77014</text:p>
          </table:table-cell>
          <table:table-cell office:value-type="float" office:value="0.80232" calcext:value-type="float">
            <text:p>0.8023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611" calcext:value-type="float">
            <text:p>0.83611</text:p>
          </table:table-cell>
          <table:table-cell office:value-type="float" office:value="0.76937" calcext:value-type="float">
            <text:p>0.76937</text:p>
          </table:table-cell>
          <table:table-cell office:value-type="float" office:value="0.81537" calcext:value-type="float">
            <text:p>0.81537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323" calcext:value-type="float">
            <text:p>0.81323</text:p>
          </table:table-cell>
          <table:table-cell office:value-type="float" office:value="0.75653" calcext:value-type="float">
            <text:p>0.75653</text:p>
          </table:table-cell>
          <table:table-cell office:value-type="float" office:value="0.80557" calcext:value-type="float">
            <text:p>0.8055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776887288722905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687" calcext:value-type="float">
            <text:p>0.83687</text:p>
          </table:table-cell>
          <table:table-cell office:value-type="float" office:value="0.83607" calcext:value-type="float">
            <text:p>0.83607</text:p>
          </table:table-cell>
          <table:table-cell office:value-type="float" office:value="0.81436" calcext:value-type="float">
            <text:p>0.81436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774" calcext:value-type="float">
            <text:p>0.81774</text:p>
          </table:table-cell>
          <table:table-cell office:value-type="float" office:value="0.83296" calcext:value-type="float">
            <text:p>0.83296</text:p>
          </table:table-cell>
          <table:table-cell office:value-type="float" office:value="0.80904" calcext:value-type="float">
            <text:p>0.8090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0.82106" calcext:value-type="float">
            <text:p>0.82106</text:p>
          </table:table-cell>
          <table:table-cell table:style-name="ce5" office:value-type="float" office:value="0.83279" calcext:value-type="float">
            <text:p>0.83279</text:p>
          </table:table-cell>
          <table:table-cell table:style-name="ce5" office:value-type="float" office:value="0.81778" calcext:value-type="float">
            <text:p>0.81778</text:p>
          </table:table-cell>
          <table:table-cell table:style-name="ce5" office:value-type="float" office:value="69" calcext:value-type="float">
            <text:p>69</text:p>
          </table:table-cell>
          <table:table-cell table:formula="of:=AVERAGE([.D49:.D63])" office:value-type="float" office:value="0.809722" calcext:value-type="float">
            <text:p>0.80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773" calcext:value-type="float">
            <text:p>0.81773</text:p>
          </table:table-cell>
          <table:table-cell office:value-type="float" office:value="0.83052" calcext:value-type="float">
            <text:p>0.83052</text:p>
          </table:table-cell>
          <table:table-cell office:value-type="float" office:value="0.80765" calcext:value-type="float">
            <text:p>0.80765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859" calcext:value-type="float">
            <text:p>0.81859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81665" calcext:value-type="float">
            <text:p>0.8166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709" calcext:value-type="float">
            <text:p>0.82709</text:p>
          </table:table-cell>
          <table:table-cell office:value-type="float" office:value="0.82696" calcext:value-type="float">
            <text:p>0.82696</text:p>
          </table:table-cell>
          <table:table-cell office:value-type="float" office:value="0.80612" calcext:value-type="float">
            <text:p>0.80612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2073" calcext:value-type="float">
            <text:p>0.82073</text:p>
          </table:table-cell>
          <table:table-cell office:value-type="float" office:value="0.82665" calcext:value-type="float">
            <text:p>0.82665</text:p>
          </table:table-cell>
          <table:table-cell office:value-type="float" office:value="0.8093" calcext:value-type="float">
            <text:p>0.809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002" calcext:value-type="float">
            <text:p>0.83002</text:p>
          </table:table-cell>
          <table:table-cell office:value-type="float" office:value="0.82657" calcext:value-type="float">
            <text:p>0.82657</text:p>
          </table:table-cell>
          <table:table-cell office:value-type="float" office:value="0.81438" calcext:value-type="float">
            <text:p>0.8143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698" calcext:value-type="float">
            <text:p>0.81698</text:p>
          </table:table-cell>
          <table:table-cell office:value-type="float" office:value="0.82654" calcext:value-type="float">
            <text:p>0.82654</text:p>
          </table:table-cell>
          <table:table-cell office:value-type="float" office:value="0.81522" calcext:value-type="float">
            <text:p>0.8152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82515" calcext:value-type="float">
            <text:p>0.82515</text:p>
          </table:table-cell>
          <table:table-cell office:value-type="float" office:value="0.8065" calcext:value-type="float">
            <text:p>0.806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328" calcext:value-type="float">
            <text:p>0.83328</text:p>
          </table:table-cell>
          <table:table-cell office:value-type="float" office:value="0.82467" calcext:value-type="float">
            <text:p>0.82467</text:p>
          </table:table-cell>
          <table:table-cell office:value-type="float" office:value="0.80164" calcext:value-type="float">
            <text:p>0.8016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115" calcext:value-type="float">
            <text:p>0.84115</text:p>
          </table:table-cell>
          <table:table-cell office:value-type="float" office:value="0.82431" calcext:value-type="float">
            <text:p>0.82431</text:p>
          </table:table-cell>
          <table:table-cell office:value-type="float" office:value="0.81404" calcext:value-type="float">
            <text:p>0.8140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9316" calcext:value-type="float">
            <text:p>0.79316</text:p>
          </table:table-cell>
          <table:table-cell office:value-type="float" office:value="0.82065" calcext:value-type="float">
            <text:p>0.82065</text:p>
          </table:table-cell>
          <table:table-cell office:value-type="float" office:value="0.80211" calcext:value-type="float">
            <text:p>0.8021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2357" calcext:value-type="float">
            <text:p>0.82357</text:p>
          </table:table-cell>
          <table:table-cell office:value-type="float" office:value="0.81845" calcext:value-type="float">
            <text:p>0.81845</text:p>
          </table:table-cell>
          <table:table-cell office:value-type="float" office:value="0.80441" calcext:value-type="float">
            <text:p>0.8044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591" calcext:value-type="float">
            <text:p>0.80591</text:p>
          </table:table-cell>
          <table:table-cell office:value-type="float" office:value="0.81704" calcext:value-type="float">
            <text:p>0.81704</text:p>
          </table:table-cell>
          <table:table-cell office:value-type="float" office:value="0.80663" calcext:value-type="float">
            <text:p>0.80663</text:p>
          </table:table-cell>
          <table:table-cell office:value-type="float" office:value="44" calcext:value-type="float">
            <text:p>4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5 0.8327897835770061</text:p>
          </table:table-cell>
          <table:table-cell table:number-columns-repeated="4"/>
          <table:table-cell table:style-name="Default"/>
          <table:table-cell/>
        </table:table-row>
      </table:table>
      <table:table table:name="M5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83" calcext:value-type="float">
            <text:p>0.8183</text:p>
          </table:table-cell>
          <table:table-cell office:value-type="float" office:value="0.79618" calcext:value-type="float">
            <text:p>0.79618</text:p>
          </table:table-cell>
          <table:table-cell office:value-type="float" office:value="0.81276" calcext:value-type="float">
            <text:p>0.81276</text:p>
          </table:table-cell>
          <table:table-cell office:value-type="float" office:value="44" calcext:value-type="float">
            <text:p>44</text:p>
          </table:table-cell>
          <table:table-cell table:style-name="Default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754" calcext:value-type="float">
            <text:p>0.82754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82148" calcext:value-type="float">
            <text:p>0.82148</text:p>
          </table:table-cell>
          <table:table-cell office:value-type="float" office:value="74" calcext:value-type="float">
            <text:p>74</text:p>
          </table:table-cell>
          <table:table-cell table:style-name="Default"/>
          <table:table-cell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82302" calcext:value-type="float">
            <text:p>0.82302</text:p>
          </table:table-cell>
          <table:table-cell table:style-name="ce5" office:value-type="float" office:value="0.79039" calcext:value-type="float">
            <text:p>0.79039</text:p>
          </table:table-cell>
          <table:table-cell table:style-name="ce5" office:value-type="float" office:value="0.80871" calcext:value-type="float">
            <text:p>0.80871</text:p>
          </table:table-cell>
          <table:table-cell table:style-name="ce5" office:value-type="float" office:value="59" calcext:value-type="float">
            <text:p>59</text:p>
          </table:table-cell>
          <table:table-cell table:formula="of:=AVERAGE([.D1:.D15])" office:value-type="float" office:value="0.810540666666667" calcext:value-type="float">
            <text:p>0.81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78855" calcext:value-type="float">
            <text:p>0.78855</text:p>
          </table:table-cell>
          <table:table-cell office:value-type="float" office:value="0.81513" calcext:value-type="float">
            <text:p>0.81513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3112" calcext:value-type="float">
            <text:p>0.83112</text:p>
          </table:table-cell>
          <table:table-cell office:value-type="float" office:value="0.78749" calcext:value-type="float">
            <text:p>0.78749</text:p>
          </table:table-cell>
          <table:table-cell office:value-type="float" office:value="0.81084" calcext:value-type="float">
            <text:p>0.8108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659" calcext:value-type="float">
            <text:p>0.82659</text:p>
          </table:table-cell>
          <table:table-cell office:value-type="float" office:value="0.78688" calcext:value-type="float">
            <text:p>0.78688</text:p>
          </table:table-cell>
          <table:table-cell office:value-type="float" office:value="0.81401" calcext:value-type="float">
            <text:p>0.81401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4773" calcext:value-type="float">
            <text:p>0.84773</text:p>
          </table:table-cell>
          <table:table-cell office:value-type="float" office:value="0.78556" calcext:value-type="float">
            <text:p>0.78556</text:p>
          </table:table-cell>
          <table:table-cell office:value-type="float" office:value="0.80869" calcext:value-type="float">
            <text:p>0.8086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421" calcext:value-type="float">
            <text:p>0.86421</text:p>
          </table:table-cell>
          <table:table-cell office:value-type="float" office:value="0.78475" calcext:value-type="float">
            <text:p>0.78475</text:p>
          </table:table-cell>
          <table:table-cell office:value-type="float" office:value="0.81518" calcext:value-type="float">
            <text:p>0.81518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459" calcext:value-type="float">
            <text:p>0.82459</text:p>
          </table:table-cell>
          <table:table-cell office:value-type="float" office:value="0.78448" calcext:value-type="float">
            <text:p>0.78448</text:p>
          </table:table-cell>
          <table:table-cell office:value-type="float" office:value="0.81227" calcext:value-type="float">
            <text:p>0.81227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219" calcext:value-type="float">
            <text:p>0.84219</text:p>
          </table:table-cell>
          <table:table-cell office:value-type="float" office:value="0.78362" calcext:value-type="float">
            <text:p>0.78362</text:p>
          </table:table-cell>
          <table:table-cell office:value-type="float" office:value="0.80985" calcext:value-type="float">
            <text:p>0.80985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648" calcext:value-type="float">
            <text:p>0.85648</text:p>
          </table:table-cell>
          <table:table-cell office:value-type="float" office:value="0.7834" calcext:value-type="float">
            <text:p>0.7834</text:p>
          </table:table-cell>
          <table:table-cell office:value-type="float" office:value="0.81233" calcext:value-type="float">
            <text:p>0.81233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99" calcext:value-type="float">
            <text:p>0.85399</text:p>
          </table:table-cell>
          <table:table-cell office:value-type="float" office:value="0.78278" calcext:value-type="float">
            <text:p>0.78278</text:p>
          </table:table-cell>
          <table:table-cell office:value-type="float" office:value="0.79337" calcext:value-type="float">
            <text:p>0.7933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542" calcext:value-type="float">
            <text:p>0.84542</text:p>
          </table:table-cell>
          <table:table-cell office:value-type="float" office:value="0.77996" calcext:value-type="float">
            <text:p>0.77996</text:p>
          </table:table-cell>
          <table:table-cell office:value-type="float" office:value="0.80073" calcext:value-type="float">
            <text:p>0.80073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979" calcext:value-type="float">
            <text:p>0.83979</text:p>
          </table:table-cell>
          <table:table-cell office:value-type="float" office:value="0.77756" calcext:value-type="float">
            <text:p>0.77756</text:p>
          </table:table-cell>
          <table:table-cell office:value-type="float" office:value="0.80923" calcext:value-type="float">
            <text:p>0.80923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2594" calcext:value-type="float">
            <text:p>0.82594</text:p>
          </table:table-cell>
          <table:table-cell office:value-type="float" office:value="0.77703" calcext:value-type="float">
            <text:p>0.77703</text:p>
          </table:table-cell>
          <table:table-cell office:value-type="float" office:value="0.81353" calcext:value-type="float">
            <text:p>0.8135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7903932696513376</text:p>
          </table:table-cell>
          <table:table-cell table:number-columns-repeated="4"/>
          <table:table-cell table:formula="of:=AVERAGE([.F3];[.F19];[.F35];[.F51])" office:value-type="float" office:value="0.812046166666667" calcext:value-type="float">
            <text:p>0.8120</text:p>
          </table:table-cell>
          <table:table-cell table:style-name="ce3" table:formula="of:=AVERAGE([.D3];[.D19];[.D35];[.D51])" office:value-type="float" office:value="0.8113" calcext:value-type="float">
            <text:p>0.8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526" calcext:value-type="float">
            <text:p>0.82526</text:p>
          </table:table-cell>
          <table:table-cell office:value-type="float" office:value="0.82617" calcext:value-type="float">
            <text:p>0.82617</text:p>
          </table:table-cell>
          <table:table-cell office:value-type="float" office:value="0.81986" calcext:value-type="float">
            <text:p>0.81986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3309" calcext:value-type="float">
            <text:p>0.83309</text:p>
          </table:table-cell>
          <table:table-cell office:value-type="float" office:value="0.82496" calcext:value-type="float">
            <text:p>0.82496</text:p>
          </table:table-cell>
          <table:table-cell office:value-type="float" office:value="0.82417" calcext:value-type="float">
            <text:p>0.8241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0.83774" calcext:value-type="float">
            <text:p>0.83774</text:p>
          </table:table-cell>
          <table:table-cell table:style-name="ce5" office:value-type="float" office:value="0.82219" calcext:value-type="float">
            <text:p>0.82219</text:p>
          </table:table-cell>
          <table:table-cell table:style-name="ce5" office:value-type="float" office:value="0.81135" calcext:value-type="float">
            <text:p>0.81135</text:p>
          </table:table-cell>
          <table:table-cell table:style-name="ce5" office:value-type="float" office:value="74" calcext:value-type="float">
            <text:p>74</text:p>
          </table:table-cell>
          <table:table-cell table:formula="of:=AVERAGE([.D17:.D31])" office:value-type="float" office:value="0.814798666666667" calcext:value-type="float">
            <text:p>0.814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1648" calcext:value-type="float">
            <text:p>0.81648</text:p>
          </table:table-cell>
          <table:table-cell office:value-type="float" office:value="0.81644" calcext:value-type="float">
            <text:p>0.81644</text:p>
          </table:table-cell>
          <table:table-cell office:value-type="float" office:value="0.81789" calcext:value-type="float">
            <text:p>0.81789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07" calcext:value-type="float">
            <text:p>0.80707</text:p>
          </table:table-cell>
          <table:table-cell office:value-type="float" office:value="0.81571" calcext:value-type="float">
            <text:p>0.81571</text:p>
          </table:table-cell>
          <table:table-cell office:value-type="float" office:value="0.80594" calcext:value-type="float">
            <text:p>0.8059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1481" calcext:value-type="float">
            <text:p>0.81481</text:p>
          </table:table-cell>
          <table:table-cell office:value-type="float" office:value="0.81829" calcext:value-type="float">
            <text:p>0.81829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776" calcext:value-type="float">
            <text:p>0.81776</text:p>
          </table:table-cell>
          <table:table-cell office:value-type="float" office:value="0.81334" calcext:value-type="float">
            <text:p>0.81334</text:p>
          </table:table-cell>
          <table:table-cell office:value-type="float" office:value="0.81639" calcext:value-type="float">
            <text:p>0.81639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1349" calcext:value-type="float">
            <text:p>0.81349</text:p>
          </table:table-cell>
          <table:table-cell office:value-type="float" office:value="0.81327" calcext:value-type="float">
            <text:p>0.81327</text:p>
          </table:table-cell>
          <table:table-cell office:value-type="float" office:value="0.80828" calcext:value-type="float">
            <text:p>0.8082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807" calcext:value-type="float">
            <text:p>0.81807</text:p>
          </table:table-cell>
          <table:table-cell office:value-type="float" office:value="0.81266" calcext:value-type="float">
            <text:p>0.81266</text:p>
          </table:table-cell>
          <table:table-cell office:value-type="float" office:value="0.81271" calcext:value-type="float">
            <text:p>0.81271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279" calcext:value-type="float">
            <text:p>0.81279</text:p>
          </table:table-cell>
          <table:table-cell office:value-type="float" office:value="0.81109" calcext:value-type="float">
            <text:p>0.81109</text:p>
          </table:table-cell>
          <table:table-cell office:value-type="float" office:value="0.81547" calcext:value-type="float">
            <text:p>0.8154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194" calcext:value-type="float">
            <text:p>0.81194</text:p>
          </table:table-cell>
          <table:table-cell office:value-type="float" office:value="0.81006" calcext:value-type="float">
            <text:p>0.81006</text:p>
          </table:table-cell>
          <table:table-cell office:value-type="float" office:value="0.81495" calcext:value-type="float">
            <text:p>0.8149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839" calcext:value-type="float">
            <text:p>0.80839</text:p>
          </table:table-cell>
          <table:table-cell office:value-type="float" office:value="0.80987" calcext:value-type="float">
            <text:p>0.80987</text:p>
          </table:table-cell>
          <table:table-cell office:value-type="float" office:value="0.81923" calcext:value-type="float">
            <text:p>0.81923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692" calcext:value-type="float">
            <text:p>0.80692</text:p>
          </table:table-cell>
          <table:table-cell office:value-type="float" office:value="0.80932" calcext:value-type="float">
            <text:p>0.80932</text:p>
          </table:table-cell>
          <table:table-cell office:value-type="float" office:value="0.8122" calcext:value-type="float">
            <text:p>0.812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0999" calcext:value-type="float">
            <text:p>0.80999</text:p>
          </table:table-cell>
          <table:table-cell office:value-type="float" office:value="0.80525" calcext:value-type="float">
            <text:p>0.80525</text:p>
          </table:table-cell>
          <table:table-cell office:value-type="float" office:value="0.80889" calcext:value-type="float">
            <text:p>0.80889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419" calcext:value-type="float">
            <text:p>0.81419</text:p>
          </table:table-cell>
          <table:table-cell office:value-type="float" office:value="0.80518" calcext:value-type="float">
            <text:p>0.80518</text:p>
          </table:table-cell>
          <table:table-cell office:value-type="float" office:value="0.81636" calcext:value-type="float">
            <text:p>0.8163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822193483938820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984" calcext:value-type="float">
            <text:p>0.83984</text:p>
          </table:table-cell>
          <table:table-cell office:value-type="float" office:value="0.77972" calcext:value-type="float">
            <text:p>0.77972</text:p>
          </table:table-cell>
          <table:table-cell office:value-type="float" office:value="0.80986" calcext:value-type="float">
            <text:p>0.80986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66" calcext:value-type="float">
            <text:p>0.8466</text:p>
          </table:table-cell>
          <table:table-cell office:value-type="float" office:value="0.77881" calcext:value-type="float">
            <text:p>0.77881</text:p>
          </table:table-cell>
          <table:table-cell office:value-type="float" office:value="0.80428" calcext:value-type="float">
            <text:p>0.80428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0.85256" calcext:value-type="float">
            <text:p>0.85256</text:p>
          </table:table-cell>
          <table:table-cell table:style-name="ce5" office:value-type="float" office:value="0.77864" calcext:value-type="float">
            <text:p>0.77864</text:p>
          </table:table-cell>
          <table:table-cell table:style-name="ce5" office:value-type="float" office:value="0.81323" calcext:value-type="float">
            <text:p>0.81323</text:p>
          </table:table-cell>
          <table:table-cell table:style-name="ce5" office:value-type="float" office:value="59" calcext:value-type="float">
            <text:p>59</text:p>
          </table:table-cell>
          <table:table-cell table:formula="of:=AVERAGE([.D33:.D47])" office:value-type="float" office:value="0.811328" calcext:value-type="float">
            <text:p>0.811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559" calcext:value-type="float">
            <text:p>0.83559</text:p>
          </table:table-cell>
          <table:table-cell office:value-type="float" office:value="0.77797" calcext:value-type="float">
            <text:p>0.77797</text:p>
          </table:table-cell>
          <table:table-cell office:value-type="float" office:value="0.81816" calcext:value-type="float">
            <text:p>0.8181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534" calcext:value-type="float">
            <text:p>0.84534</text:p>
          </table:table-cell>
          <table:table-cell office:value-type="float" office:value="0.77574" calcext:value-type="float">
            <text:p>0.77574</text:p>
          </table:table-cell>
          <table:table-cell office:value-type="float" office:value="0.81801" calcext:value-type="float">
            <text:p>0.8180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053" calcext:value-type="float">
            <text:p>0.84053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81272" calcext:value-type="float">
            <text:p>0.8127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4304" calcext:value-type="float">
            <text:p>0.84304</text:p>
          </table:table-cell>
          <table:table-cell office:value-type="float" office:value="0.77322" calcext:value-type="float">
            <text:p>0.77322</text:p>
          </table:table-cell>
          <table:table-cell office:value-type="float" office:value="0.81144" calcext:value-type="float">
            <text:p>0.8114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849" calcext:value-type="float">
            <text:p>0.82849</text:p>
          </table:table-cell>
          <table:table-cell office:value-type="float" office:value="0.7731" calcext:value-type="float">
            <text:p>0.7731</text:p>
          </table:table-cell>
          <table:table-cell office:value-type="float" office:value="0.80891" calcext:value-type="float">
            <text:p>0.8089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077" calcext:value-type="float">
            <text:p>0.83077</text:p>
          </table:table-cell>
          <table:table-cell office:value-type="float" office:value="0.77106" calcext:value-type="float">
            <text:p>0.77106</text:p>
          </table:table-cell>
          <table:table-cell office:value-type="float" office:value="0.80826" calcext:value-type="float">
            <text:p>0.8082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3162" calcext:value-type="float">
            <text:p>0.83162</text:p>
          </table:table-cell>
          <table:table-cell office:value-type="float" office:value="0.77101" calcext:value-type="float">
            <text:p>0.77101</text:p>
          </table:table-cell>
          <table:table-cell office:value-type="float" office:value="0.81234" calcext:value-type="float">
            <text:p>0.8123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122" calcext:value-type="float">
            <text:p>0.83122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0.8106" calcext:value-type="float">
            <text:p>0.810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3878" calcext:value-type="float">
            <text:p>0.83878</text:p>
          </table:table-cell>
          <table:table-cell office:value-type="float" office:value="0.76824" calcext:value-type="float">
            <text:p>0.76824</text:p>
          </table:table-cell>
          <table:table-cell office:value-type="float" office:value="0.81483" calcext:value-type="float">
            <text:p>0.8148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167" calcext:value-type="float">
            <text:p>0.83167</text:p>
          </table:table-cell>
          <table:table-cell office:value-type="float" office:value="0.76808" calcext:value-type="float">
            <text:p>0.76808</text:p>
          </table:table-cell>
          <table:table-cell office:value-type="float" office:value="0.806" calcext:value-type="float">
            <text:p>0.80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301" calcext:value-type="float">
            <text:p>0.83301</text:p>
          </table:table-cell>
          <table:table-cell office:value-type="float" office:value="0.76618" calcext:value-type="float">
            <text:p>0.76618</text:p>
          </table:table-cell>
          <table:table-cell office:value-type="float" office:value="0.81211" calcext:value-type="float">
            <text:p>0.8121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113" calcext:value-type="float">
            <text:p>0.82113</text:p>
          </table:table-cell>
          <table:table-cell office:value-type="float" office:value="0.76466" calcext:value-type="float">
            <text:p>0.76466</text:p>
          </table:table-cell>
          <table:table-cell office:value-type="float" office:value="0.80917" calcext:value-type="float">
            <text:p>0.8091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778638941046340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423" calcext:value-type="float">
            <text:p>0.83423</text:p>
          </table:table-cell>
          <table:table-cell office:value-type="float" office:value="0.83424" calcext:value-type="float">
            <text:p>0.83424</text:p>
          </table:table-cell>
          <table:table-cell office:value-type="float" office:value="0.8121" calcext:value-type="float">
            <text:p>0.812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834" calcext:value-type="float">
            <text:p>0.834</text:p>
          </table:table-cell>
          <table:table-cell office:value-type="float" office:value="0.8118" calcext:value-type="float">
            <text:p>0.8118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0.82293" calcext:value-type="float">
            <text:p>0.82293</text:p>
          </table:table-cell>
          <table:table-cell table:style-name="ce5" office:value-type="float" office:value="0.83282" calcext:value-type="float">
            <text:p>0.83282</text:p>
          </table:table-cell>
          <table:table-cell table:style-name="ce5" office:value-type="float" office:value="0.81191" calcext:value-type="float">
            <text:p>0.81191</text:p>
          </table:table-cell>
          <table:table-cell table:style-name="ce5" office:value-type="float" office:value="54" calcext:value-type="float">
            <text:p>54</text:p>
          </table:table-cell>
          <table:table-cell table:formula="of:=AVERAGE([.D49:.D63])" office:value-type="float" office:value="0.811517333333333" calcext:value-type="float">
            <text:p>0.81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827" calcext:value-type="float">
            <text:p>0.83827</text:p>
          </table:table-cell>
          <table:table-cell office:value-type="float" office:value="0.83166" calcext:value-type="float">
            <text:p>0.83166</text:p>
          </table:table-cell>
          <table:table-cell office:value-type="float" office:value="0.81554" calcext:value-type="float">
            <text:p>0.8155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3132" calcext:value-type="float">
            <text:p>0.83132</text:p>
          </table:table-cell>
          <table:table-cell office:value-type="float" office:value="0.81425" calcext:value-type="float">
            <text:p>0.81425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83084" calcext:value-type="float">
            <text:p>0.83084</text:p>
          </table:table-cell>
          <table:table-cell office:value-type="float" office:value="0.80418" calcext:value-type="float">
            <text:p>0.80418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369" calcext:value-type="float">
            <text:p>0.82369</text:p>
          </table:table-cell>
          <table:table-cell office:value-type="float" office:value="0.82758" calcext:value-type="float">
            <text:p>0.82758</text:p>
          </table:table-cell>
          <table:table-cell office:value-type="float" office:value="0.81457" calcext:value-type="float">
            <text:p>0.81457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772" calcext:value-type="float">
            <text:p>0.81772</text:p>
          </table:table-cell>
          <table:table-cell office:value-type="float" office:value="0.82712" calcext:value-type="float">
            <text:p>0.82712</text:p>
          </table:table-cell>
          <table:table-cell office:value-type="float" office:value="0.8078" calcext:value-type="float">
            <text:p>0.807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046" calcext:value-type="float">
            <text:p>0.83046</text:p>
          </table:table-cell>
          <table:table-cell office:value-type="float" office:value="0.82688" calcext:value-type="float">
            <text:p>0.82688</text:p>
          </table:table-cell>
          <table:table-cell office:value-type="float" office:value="0.80979" calcext:value-type="float">
            <text:p>0.8097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1669" calcext:value-type="float">
            <text:p>0.81669</text:p>
          </table:table-cell>
          <table:table-cell office:value-type="float" office:value="0.82412" calcext:value-type="float">
            <text:p>0.82412</text:p>
          </table:table-cell>
          <table:table-cell office:value-type="float" office:value="0.81203" calcext:value-type="float">
            <text:p>0.81203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813" calcext:value-type="float">
            <text:p>0.82813</text:p>
          </table:table-cell>
          <table:table-cell office:value-type="float" office:value="0.82395" calcext:value-type="float">
            <text:p>0.82395</text:p>
          </table:table-cell>
          <table:table-cell office:value-type="float" office:value="0.80274" calcext:value-type="float">
            <text:p>0.8027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484" calcext:value-type="float">
            <text:p>0.80484</text:p>
          </table:table-cell>
          <table:table-cell office:value-type="float" office:value="0.82375" calcext:value-type="float">
            <text:p>0.82375</text:p>
          </table:table-cell>
          <table:table-cell office:value-type="float" office:value="0.81098" calcext:value-type="float">
            <text:p>0.8109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639" calcext:value-type="float">
            <text:p>0.81639</text:p>
          </table:table-cell>
          <table:table-cell office:value-type="float" office:value="0.82335" calcext:value-type="float">
            <text:p>0.82335</text:p>
          </table:table-cell>
          <table:table-cell office:value-type="float" office:value="0.81161" calcext:value-type="float">
            <text:p>0.8116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086" calcext:value-type="float">
            <text:p>0.81086</text:p>
          </table:table-cell>
          <table:table-cell office:value-type="float" office:value="0.82222" calcext:value-type="float">
            <text:p>0.82222</text:p>
          </table:table-cell>
          <table:table-cell office:value-type="float" office:value="0.81716" calcext:value-type="float">
            <text:p>0.8171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832" calcext:value-type="float">
            <text:p>0.81832</text:p>
          </table:table-cell>
          <table:table-cell office:value-type="float" office:value="0.82143" calcext:value-type="float">
            <text:p>0.82143</text:p>
          </table:table-cell>
          <table:table-cell office:value-type="float" office:value="0.8163" calcext:value-type="float">
            <text:p>0.8163</text:p>
          </table:table-cell>
          <table:table-cell office:value-type="float" office:value="54" calcext:value-type="float">
            <text:p>5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5 0.8328202394953722</text:p>
          </table:table-cell>
          <table:table-cell table:number-columns-repeated="4"/>
          <table:table-cell table:style-name="Default"/>
          <table:table-cell/>
        </table:table-row>
      </table:table>
      <table:table table:name="M6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645" calcext:value-type="float">
            <text:p>0.83645</text:p>
          </table:table-cell>
          <table:table-cell office:value-type="float" office:value="0.7943" calcext:value-type="float">
            <text:p>0.7943</text:p>
          </table:table-cell>
          <table:table-cell office:value-type="float" office:value="0.81477" calcext:value-type="float">
            <text:p>0.81477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751" calcext:value-type="float">
            <text:p>0.82751</text:p>
          </table:table-cell>
          <table:table-cell office:value-type="float" office:value="0.79138" calcext:value-type="float">
            <text:p>0.79138</text:p>
          </table:table-cell>
          <table:table-cell office:value-type="float" office:value="0.8107" calcext:value-type="float">
            <text:p>0.8107</text:p>
          </table:table-cell>
          <table:table-cell office:value-type="float" office:value="79" calcext:value-type="float">
            <text:p>79</text:p>
          </table:table-cell>
          <table:table-cell table:style-name="Default"/>
          <table:table-cell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0.84295" calcext:value-type="float">
            <text:p>0.84295</text:p>
          </table:table-cell>
          <table:table-cell table:style-name="ce5" office:value-type="float" office:value="0.78995" calcext:value-type="float">
            <text:p>0.78995</text:p>
          </table:table-cell>
          <table:table-cell table:style-name="ce5" office:value-type="float" office:value="0.82086" calcext:value-type="float">
            <text:p>0.82086</text:p>
          </table:table-cell>
          <table:table-cell table:style-name="ce5" office:value-type="float" office:value="109" calcext:value-type="float">
            <text:p>109</text:p>
          </table:table-cell>
          <table:table-cell table:formula="of:=AVERAGE([.D1:.D15])" office:value-type="float" office:value="0.808912666666667" calcext:value-type="float">
            <text:p>0.808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3195" calcext:value-type="float">
            <text:p>0.83195</text:p>
          </table:table-cell>
          <table:table-cell office:value-type="float" office:value="0.7877" calcext:value-type="float">
            <text:p>0.7877</text:p>
          </table:table-cell>
          <table:table-cell office:value-type="float" office:value="0.81353" calcext:value-type="float">
            <text:p>0.81353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627" calcext:value-type="float">
            <text:p>0.83627</text:p>
          </table:table-cell>
          <table:table-cell office:value-type="float" office:value="0.78668" calcext:value-type="float">
            <text:p>0.78668</text:p>
          </table:table-cell>
          <table:table-cell office:value-type="float" office:value="0.81004" calcext:value-type="float">
            <text:p>0.8100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391" calcext:value-type="float">
            <text:p>0.83391</text:p>
          </table:table-cell>
          <table:table-cell office:value-type="float" office:value="0.7861" calcext:value-type="float">
            <text:p>0.7861</text:p>
          </table:table-cell>
          <table:table-cell office:value-type="float" office:value="0.80953" calcext:value-type="float">
            <text:p>0.80953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2086" calcext:value-type="float">
            <text:p>0.82086</text:p>
          </table:table-cell>
          <table:table-cell office:value-type="float" office:value="0.78599" calcext:value-type="float">
            <text:p>0.78599</text:p>
          </table:table-cell>
          <table:table-cell office:value-type="float" office:value="0.81095" calcext:value-type="float">
            <text:p>0.8109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565" calcext:value-type="float">
            <text:p>0.82565</text:p>
          </table:table-cell>
          <table:table-cell office:value-type="float" office:value="0.78405" calcext:value-type="float">
            <text:p>0.78405</text:p>
          </table:table-cell>
          <table:table-cell office:value-type="float" office:value="0.80639" calcext:value-type="float">
            <text:p>0.8063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863" calcext:value-type="float">
            <text:p>0.85863</text:p>
          </table:table-cell>
          <table:table-cell office:value-type="float" office:value="0.78393" calcext:value-type="float">
            <text:p>0.78393</text:p>
          </table:table-cell>
          <table:table-cell office:value-type="float" office:value="0.80094" calcext:value-type="float">
            <text:p>0.80094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4414" calcext:value-type="float">
            <text:p>0.84414</text:p>
          </table:table-cell>
          <table:table-cell office:value-type="float" office:value="0.78286" calcext:value-type="float">
            <text:p>0.78286</text:p>
          </table:table-cell>
          <table:table-cell office:value-type="float" office:value="0.80654" calcext:value-type="float">
            <text:p>0.8065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068" calcext:value-type="float">
            <text:p>0.86068</text:p>
          </table:table-cell>
          <table:table-cell office:value-type="float" office:value="0.78111" calcext:value-type="float">
            <text:p>0.78111</text:p>
          </table:table-cell>
          <table:table-cell office:value-type="float" office:value="0.8004" calcext:value-type="float">
            <text:p>0.8004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328" calcext:value-type="float">
            <text:p>0.84328</text:p>
          </table:table-cell>
          <table:table-cell office:value-type="float" office:value="0.77913" calcext:value-type="float">
            <text:p>0.77913</text:p>
          </table:table-cell>
          <table:table-cell office:value-type="float" office:value="0.80758" calcext:value-type="float">
            <text:p>0.80758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345" calcext:value-type="float">
            <text:p>0.82345</text:p>
          </table:table-cell>
          <table:table-cell office:value-type="float" office:value="0.77514" calcext:value-type="float">
            <text:p>0.77514</text:p>
          </table:table-cell>
          <table:table-cell office:value-type="float" office:value="0.80339" calcext:value-type="float">
            <text:p>0.80339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77132" calcext:value-type="float">
            <text:p>0.77132</text:p>
          </table:table-cell>
          <table:table-cell office:value-type="float" office:value="0.81015" calcext:value-type="float">
            <text:p>0.81015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464" calcext:value-type="float">
            <text:p>0.83464</text:p>
          </table:table-cell>
          <table:table-cell office:value-type="float" office:value="0.77089" calcext:value-type="float">
            <text:p>0.77089</text:p>
          </table:table-cell>
          <table:table-cell office:value-type="float" office:value="0.80792" calcext:value-type="float">
            <text:p>0.80792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789949466872889</text:p>
          </table:table-cell>
          <table:table-cell table:number-columns-repeated="4"/>
          <table:table-cell table:formula="of:=AVERAGE([.F3];[.F19];[.F35];[.F51])" office:value-type="float" office:value="0.81148" calcext:value-type="float">
            <text:p>0.8115</text:p>
          </table:table-cell>
          <table:table-cell table:style-name="ce3" table:formula="of:=AVERAGE([.D3];[.D19];[.D35];[.D51])" office:value-type="float" office:value="0.8148025" calcext:value-type="float">
            <text:p>0.8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82286" calcext:value-type="float">
            <text:p>0.82286</text:p>
          </table:table-cell>
          <table:table-cell office:value-type="float" office:value="0.81609" calcext:value-type="float">
            <text:p>0.81609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428" calcext:value-type="float">
            <text:p>0.82428</text:p>
          </table:table-cell>
          <table:table-cell office:value-type="float" office:value="0.82137" calcext:value-type="float">
            <text:p>0.82137</text:p>
          </table:table-cell>
          <table:table-cell office:value-type="float" office:value="0.80657" calcext:value-type="float">
            <text:p>0.80657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0.84407" calcext:value-type="float">
            <text:p>0.84407</text:p>
          </table:table-cell>
          <table:table-cell table:style-name="ce5" office:value-type="float" office:value="0.821" calcext:value-type="float">
            <text:p>0.821</text:p>
          </table:table-cell>
          <table:table-cell table:style-name="ce5" office:value-type="float" office:value="0.81722" calcext:value-type="float">
            <text:p>0.81722</text:p>
          </table:table-cell>
          <table:table-cell table:style-name="ce5" office:value-type="float" office:value="84" calcext:value-type="float">
            <text:p>84</text:p>
          </table:table-cell>
          <table:table-cell table:formula="of:=AVERAGE([.D17:.D31])" office:value-type="float" office:value="0.814286" calcext:value-type="float">
            <text:p>0.814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961" calcext:value-type="float">
            <text:p>0.83961</text:p>
          </table:table-cell>
          <table:table-cell office:value-type="float" office:value="0.81984" calcext:value-type="float">
            <text:p>0.81984</text:p>
          </table:table-cell>
          <table:table-cell office:value-type="float" office:value="0.80604" calcext:value-type="float">
            <text:p>0.8060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765" calcext:value-type="float">
            <text:p>0.82765</text:p>
          </table:table-cell>
          <table:table-cell office:value-type="float" office:value="0.81974" calcext:value-type="float">
            <text:p>0.81974</text:p>
          </table:table-cell>
          <table:table-cell office:value-type="float" office:value="0.82415" calcext:value-type="float">
            <text:p>0.82415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643" calcext:value-type="float">
            <text:p>0.83643</text:p>
          </table:table-cell>
          <table:table-cell office:value-type="float" office:value="0.81885" calcext:value-type="float">
            <text:p>0.81885</text:p>
          </table:table-cell>
          <table:table-cell office:value-type="float" office:value="0.81154" calcext:value-type="float">
            <text:p>0.81154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1477" calcext:value-type="float">
            <text:p>0.81477</text:p>
          </table:table-cell>
          <table:table-cell office:value-type="float" office:value="0.81069" calcext:value-type="float">
            <text:p>0.81069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478" calcext:value-type="float">
            <text:p>0.83478</text:p>
          </table:table-cell>
          <table:table-cell office:value-type="float" office:value="0.81451" calcext:value-type="float">
            <text:p>0.81451</text:p>
          </table:table-cell>
          <table:table-cell office:value-type="float" office:value="0.82084" calcext:value-type="float">
            <text:p>0.8208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686" calcext:value-type="float">
            <text:p>0.82686</text:p>
          </table:table-cell>
          <table:table-cell office:value-type="float" office:value="0.81434" calcext:value-type="float">
            <text:p>0.81434</text:p>
          </table:table-cell>
          <table:table-cell office:value-type="float" office:value="0.81738" calcext:value-type="float">
            <text:p>0.81738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504" calcext:value-type="float">
            <text:p>0.82504</text:p>
          </table:table-cell>
          <table:table-cell office:value-type="float" office:value="0.81434" calcext:value-type="float">
            <text:p>0.81434</text:p>
          </table:table-cell>
          <table:table-cell office:value-type="float" office:value="0.81448" calcext:value-type="float">
            <text:p>0.8144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828" calcext:value-type="float">
            <text:p>0.81828</text:p>
          </table:table-cell>
          <table:table-cell office:value-type="float" office:value="0.81421" calcext:value-type="float">
            <text:p>0.81421</text:p>
          </table:table-cell>
          <table:table-cell office:value-type="float" office:value="0.81124" calcext:value-type="float">
            <text:p>0.8112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3148" calcext:value-type="float">
            <text:p>0.83148</text:p>
          </table:table-cell>
          <table:table-cell office:value-type="float" office:value="0.81409" calcext:value-type="float">
            <text:p>0.81409</text:p>
          </table:table-cell>
          <table:table-cell office:value-type="float" office:value="0.81226" calcext:value-type="float">
            <text:p>0.8122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0907" calcext:value-type="float">
            <text:p>0.80907</text:p>
          </table:table-cell>
          <table:table-cell office:value-type="float" office:value="0.81273" calcext:value-type="float">
            <text:p>0.81273</text:p>
          </table:table-cell>
          <table:table-cell office:value-type="float" office:value="0.80963" calcext:value-type="float">
            <text:p>0.8096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4355" calcext:value-type="float">
            <text:p>0.84355</text:p>
          </table:table-cell>
          <table:table-cell office:value-type="float" office:value="0.81211" calcext:value-type="float">
            <text:p>0.81211</text:p>
          </table:table-cell>
          <table:table-cell office:value-type="float" office:value="0.82231" calcext:value-type="float">
            <text:p>0.82231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774" calcext:value-type="float">
            <text:p>0.80774</text:p>
          </table:table-cell>
          <table:table-cell office:value-type="float" office:value="0.81188" calcext:value-type="float">
            <text:p>0.81188</text:p>
          </table:table-cell>
          <table:table-cell office:value-type="float" office:value="0.81385" calcext:value-type="float">
            <text:p>0.8138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82100209854848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203" calcext:value-type="float">
            <text:p>0.84203</text:p>
          </table:table-cell>
          <table:table-cell office:value-type="float" office:value="0.77904" calcext:value-type="float">
            <text:p>0.77904</text:p>
          </table:table-cell>
          <table:table-cell office:value-type="float" office:value="0.81016" calcext:value-type="float">
            <text:p>0.8101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4413" calcext:value-type="float">
            <text:p>0.84413</text:p>
          </table:table-cell>
          <table:table-cell office:value-type="float" office:value="0.77774" calcext:value-type="float">
            <text:p>0.77774</text:p>
          </table:table-cell>
          <table:table-cell office:value-type="float" office:value="0.81614" calcext:value-type="float">
            <text:p>0.8161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0.84117" calcext:value-type="float">
            <text:p>0.84117</text:p>
          </table:table-cell>
          <table:table-cell table:style-name="ce5" office:value-type="float" office:value="0.77747" calcext:value-type="float">
            <text:p>0.77747</text:p>
          </table:table-cell>
          <table:table-cell table:style-name="ce5" office:value-type="float" office:value="0.81505" calcext:value-type="float">
            <text:p>0.81505</text:p>
          </table:table-cell>
          <table:table-cell table:style-name="ce5" office:value-type="float" office:value="59" calcext:value-type="float">
            <text:p>59</text:p>
          </table:table-cell>
          <table:table-cell table:formula="of:=AVERAGE([.D33:.D47])" office:value-type="float" office:value="0.812693333333333" calcext:value-type="float">
            <text:p>0.81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152" calcext:value-type="float">
            <text:p>0.83152</text:p>
          </table:table-cell>
          <table:table-cell office:value-type="float" office:value="0.77531" calcext:value-type="float">
            <text:p>0.77531</text:p>
          </table:table-cell>
          <table:table-cell office:value-type="float" office:value="0.81305" calcext:value-type="float">
            <text:p>0.8130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4" calcext:value-type="float">
            <text:p>0.834</text:p>
          </table:table-cell>
          <table:table-cell office:value-type="float" office:value="0.77407" calcext:value-type="float">
            <text:p>0.77407</text:p>
          </table:table-cell>
          <table:table-cell office:value-type="float" office:value="0.81394" calcext:value-type="float">
            <text:p>0.8139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392" calcext:value-type="float">
            <text:p>0.84392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82252" calcext:value-type="float">
            <text:p>0.8225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199" calcext:value-type="float">
            <text:p>0.83199</text:p>
          </table:table-cell>
          <table:table-cell office:value-type="float" office:value="0.77095" calcext:value-type="float">
            <text:p>0.77095</text:p>
          </table:table-cell>
          <table:table-cell office:value-type="float" office:value="0.81732" calcext:value-type="float">
            <text:p>0.81732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515" calcext:value-type="float">
            <text:p>0.83515</text:p>
          </table:table-cell>
          <table:table-cell office:value-type="float" office:value="0.77065" calcext:value-type="float">
            <text:p>0.77065</text:p>
          </table:table-cell>
          <table:table-cell office:value-type="float" office:value="0.81088" calcext:value-type="float">
            <text:p>0.8108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018" calcext:value-type="float">
            <text:p>0.83018</text:p>
          </table:table-cell>
          <table:table-cell office:value-type="float" office:value="0.76975" calcext:value-type="float">
            <text:p>0.76975</text:p>
          </table:table-cell>
          <table:table-cell office:value-type="float" office:value="0.81092" calcext:value-type="float">
            <text:p>0.8109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157" calcext:value-type="float">
            <text:p>0.84157</text:p>
          </table:table-cell>
          <table:table-cell office:value-type="float" office:value="0.76921" calcext:value-type="float">
            <text:p>0.76921</text:p>
          </table:table-cell>
          <table:table-cell office:value-type="float" office:value="0.82077" calcext:value-type="float">
            <text:p>0.8207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246" calcext:value-type="float">
            <text:p>0.83246</text:p>
          </table:table-cell>
          <table:table-cell office:value-type="float" office:value="0.76891" calcext:value-type="float">
            <text:p>0.76891</text:p>
          </table:table-cell>
          <table:table-cell office:value-type="float" office:value="0.80533" calcext:value-type="float">
            <text:p>0.80533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934" calcext:value-type="float">
            <text:p>0.82934</text:p>
          </table:table-cell>
          <table:table-cell office:value-type="float" office:value="0.76882" calcext:value-type="float">
            <text:p>0.76882</text:p>
          </table:table-cell>
          <table:table-cell office:value-type="float" office:value="0.80803" calcext:value-type="float">
            <text:p>0.80803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921" calcext:value-type="float">
            <text:p>0.82921</text:p>
          </table:table-cell>
          <table:table-cell office:value-type="float" office:value="0.76754" calcext:value-type="float">
            <text:p>0.76754</text:p>
          </table:table-cell>
          <table:table-cell office:value-type="float" office:value="0.81074" calcext:value-type="float">
            <text:p>0.8107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959" calcext:value-type="float">
            <text:p>0.82959</text:p>
          </table:table-cell>
          <table:table-cell office:value-type="float" office:value="0.76351" calcext:value-type="float">
            <text:p>0.76351</text:p>
          </table:table-cell>
          <table:table-cell office:value-type="float" office:value="0.81015" calcext:value-type="float">
            <text:p>0.8101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368" calcext:value-type="float">
            <text:p>0.81368</text:p>
          </table:table-cell>
          <table:table-cell office:value-type="float" office:value="0.76302" calcext:value-type="float">
            <text:p>0.76302</text:p>
          </table:table-cell>
          <table:table-cell office:value-type="float" office:value="0.8054" calcext:value-type="float">
            <text:p>0.805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0.77746700456437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812" calcext:value-type="float">
            <text:p>0.81812</text:p>
          </table:table-cell>
          <table:table-cell office:value-type="float" office:value="0.83292" calcext:value-type="float">
            <text:p>0.83292</text:p>
          </table:table-cell>
          <table:table-cell office:value-type="float" office:value="0.81639" calcext:value-type="float">
            <text:p>0.81639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123" calcext:value-type="float">
            <text:p>0.82123</text:p>
          </table:table-cell>
          <table:table-cell office:value-type="float" office:value="0.83159" calcext:value-type="float">
            <text:p>0.83159</text:p>
          </table:table-cell>
          <table:table-cell office:value-type="float" office:value="0.80152" calcext:value-type="float">
            <text:p>0.80152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0.82028" calcext:value-type="float">
            <text:p>0.82028</text:p>
          </table:table-cell>
          <table:table-cell table:style-name="ce5" office:value-type="float" office:value="0.83129" calcext:value-type="float">
            <text:p>0.83129</text:p>
          </table:table-cell>
          <table:table-cell table:style-name="ce5" office:value-type="float" office:value="0.80608" calcext:value-type="float">
            <text:p>0.80608</text:p>
          </table:table-cell>
          <table:table-cell table:style-name="ce5" office:value-type="float" office:value="39" calcext:value-type="float">
            <text:p>39</text:p>
          </table:table-cell>
          <table:table-cell table:formula="of:=AVERAGE([.D49:.D63])" office:value-type="float" office:value="0.810028" calcext:value-type="float">
            <text:p>0.81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4026" calcext:value-type="float">
            <text:p>0.84026</text:p>
          </table:table-cell>
          <table:table-cell office:value-type="float" office:value="0.83062" calcext:value-type="float">
            <text:p>0.83062</text:p>
          </table:table-cell>
          <table:table-cell office:value-type="float" office:value="0.80734" calcext:value-type="float">
            <text:p>0.80734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999" calcext:value-type="float">
            <text:p>0.81999</text:p>
          </table:table-cell>
          <table:table-cell office:value-type="float" office:value="0.82934" calcext:value-type="float">
            <text:p>0.82934</text:p>
          </table:table-cell>
          <table:table-cell office:value-type="float" office:value="0.81834" calcext:value-type="float">
            <text:p>0.8183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452" calcext:value-type="float">
            <text:p>0.82452</text:p>
          </table:table-cell>
          <table:table-cell office:value-type="float" office:value="0.82929" calcext:value-type="float">
            <text:p>0.82929</text:p>
          </table:table-cell>
          <table:table-cell office:value-type="float" office:value="0.81532" calcext:value-type="float">
            <text:p>0.8153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442" calcext:value-type="float">
            <text:p>0.82442</text:p>
          </table:table-cell>
          <table:table-cell office:value-type="float" office:value="0.82885" calcext:value-type="float">
            <text:p>0.82885</text:p>
          </table:table-cell>
          <table:table-cell office:value-type="float" office:value="0.80635" calcext:value-type="float">
            <text:p>0.80635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194" calcext:value-type="float">
            <text:p>0.83194</text:p>
          </table:table-cell>
          <table:table-cell office:value-type="float" office:value="0.82872" calcext:value-type="float">
            <text:p>0.82872</text:p>
          </table:table-cell>
          <table:table-cell office:value-type="float" office:value="0.8132" calcext:value-type="float">
            <text:p>0.8132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2326" calcext:value-type="float">
            <text:p>0.82326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81409" calcext:value-type="float">
            <text:p>0.8140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871" calcext:value-type="float">
            <text:p>0.82871</text:p>
          </table:table-cell>
          <table:table-cell office:value-type="float" office:value="0.82677" calcext:value-type="float">
            <text:p>0.82677</text:p>
          </table:table-cell>
          <table:table-cell office:value-type="float" office:value="0.80704" calcext:value-type="float">
            <text:p>0.8070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4235" calcext:value-type="float">
            <text:p>0.84235</text:p>
          </table:table-cell>
          <table:table-cell office:value-type="float" office:value="0.82644" calcext:value-type="float">
            <text:p>0.82644</text:p>
          </table:table-cell>
          <table:table-cell office:value-type="float" office:value="0.8084" calcext:value-type="float">
            <text:p>0.8084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0835" calcext:value-type="float">
            <text:p>0.80835</text:p>
          </table:table-cell>
          <table:table-cell office:value-type="float" office:value="0.82621" calcext:value-type="float">
            <text:p>0.82621</text:p>
          </table:table-cell>
          <table:table-cell office:value-type="float" office:value="0.81094" calcext:value-type="float">
            <text:p>0.8109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614" calcext:value-type="float">
            <text:p>0.81614</text:p>
          </table:table-cell>
          <table:table-cell office:value-type="float" office:value="0.82597" calcext:value-type="float">
            <text:p>0.82597</text:p>
          </table:table-cell>
          <table:table-cell office:value-type="float" office:value="0.81564" calcext:value-type="float">
            <text:p>0.8156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388" calcext:value-type="float">
            <text:p>0.80388</text:p>
          </table:table-cell>
          <table:table-cell office:value-type="float" office:value="0.82474" calcext:value-type="float">
            <text:p>0.82474</text:p>
          </table:table-cell>
          <table:table-cell office:value-type="float" office:value="0.80411" calcext:value-type="float">
            <text:p>0.80411</text:p>
          </table:table-cell>
          <table:table-cell office:value-type="float" office:value="39" calcext:value-type="float">
            <text:p>39</text:p>
          </table:table-cell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197" calcext:value-type="float">
            <text:p>0.82197</text:p>
          </table:table-cell>
          <table:table-cell office:value-type="float" office:value="0.82265" calcext:value-type="float">
            <text:p>0.82265</text:p>
          </table:table-cell>
          <table:table-cell office:value-type="float" office:value="0.80566" calcext:value-type="float">
            <text:p>0.80566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5 0.8312889767147724</text:p>
          </table:table-cell>
          <table:table-cell table:number-columns-repeated="4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M1.A49:M1.E63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M2.A49:M2.E63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M3.A49:M3.E63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M4.A49:M4.E63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4" table:target-range-address="M5.A49:M5.E63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M6.A49:M6.E63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07:26:00.612358659</meta:creation-date>
    <dc:date>2024-08-02T08:48:47.113450917</dc:date>
    <meta:editing-duration>PT4H40M28S</meta:editing-duration>
    <meta:editing-cycles>10</meta:editing-cycles>
    <meta:generator>LibreOffice/7.3.7.2$Linux_X86_64 LibreOffice_project/30$Build-2</meta:generator>
    <meta:document-statistic meta:table-count="6" meta:cell-count="1860" meta:object-count="0"/>
  </office:meta>
</office:document-meta>
</file>